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4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54938" table:style-name="ce57">
            <text:p>8,854,938</text:p>
          </table:table-cell>
          <table:table-cell office:value-type="float" office:value="23591920" table:style-name="ce58">
            <text:p>23,591,920</text:p>
          </table:table-cell>
          <table:table-cell office:value-type="float" office:value="11694751" table:style-name="ce58">
            <text:p>11,694,751</text:p>
          </table:table-cell>
          <table:table-cell office:value-type="float" office:value="11897169" table:style-name="ce59">
            <text:p>11,897,169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90072" table:style-name="ce57">
            <text:p>1,590,072</text:p>
          </table:table-cell>
          <table:table-cell office:value-type="float" office:value="4024539" table:style-name="ce62">
            <text:p>4,024,539</text:p>
          </table:table-cell>
          <table:table-cell office:value-type="float" office:value="1965935" table:style-name="ce62">
            <text:p>1,965,935</text:p>
          </table:table-cell>
          <table:table-cell office:value-type="float" office:value="2058604" table:style-name="ce59">
            <text:p>2,058,604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749" table:style-name="ce57">
            <text:p>1,059,749</text:p>
          </table:table-cell>
          <table:table-cell office:value-type="float" office:value="2631083" table:style-name="ce62">
            <text:p>2,631,083</text:p>
          </table:table-cell>
          <table:table-cell office:value-type="float" office:value="1252726" table:style-name="ce62">
            <text:p>1,252,726</text:p>
          </table:table-cell>
          <table:table-cell office:value-type="float" office:value="1378357" table:style-name="ce59">
            <text:p>1,378,35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31305" table:style-name="ce57">
            <text:p>831,305</text:p>
          </table:table-cell>
          <table:table-cell office:value-type="float" office:value="2255753" table:style-name="ce62">
            <text:p>2,255,753</text:p>
          </table:table-cell>
          <table:table-cell office:value-type="float" office:value="1118766" table:style-name="ce62">
            <text:p>1,118,766</text:p>
          </table:table-cell>
          <table:table-cell office:value-type="float" office:value="1136987" table:style-name="ce59">
            <text:p>1,136,987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90411" table:style-name="ce57">
            <text:p>990,411</text:p>
          </table:table-cell>
          <table:table-cell office:value-type="float" office:value="2816741" table:style-name="ce62">
            <text:p>2,816,741</text:p>
          </table:table-cell>
          <table:table-cell office:value-type="float" office:value="1384376" table:style-name="ce62">
            <text:p>1,384,376</text:p>
          </table:table-cell>
          <table:table-cell office:value-type="float" office:value="1432365" table:style-name="ce59">
            <text:p>1,432,36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7604" table:style-name="ce57">
            <text:p>697,604</text:p>
          </table:table-cell>
          <table:table-cell office:value-type="float" office:value="1878845" table:style-name="ce62">
            <text:p>1,878,845</text:p>
          </table:table-cell>
          <table:table-cell office:value-type="float" office:value="936057" table:style-name="ce62">
            <text:p>936,057</text:p>
          </table:table-cell>
          <table:table-cell office:value-type="float" office:value="942788" table:style-name="ce59">
            <text:p>942,788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1969" table:style-name="ce57">
            <text:p>1,111,969</text:p>
          </table:table-cell>
          <table:table-cell office:value-type="float" office:value="2773401" table:style-name="ce61">
            <text:p>2,773,401</text:p>
          </table:table-cell>
          <table:table-cell office:value-type="float" office:value="1369045" table:style-name="ce62">
            <text:p>1,369,045</text:p>
          </table:table-cell>
          <table:table-cell office:value-type="float" office:value="1404356" table:style-name="ce59">
            <text:p>1,404,356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9228" table:style-name="ce57">
            <text:p>2,529,228</text:p>
          </table:table-cell>
          <table:table-cell office:value-type="float" office:value="7058709" table:style-name="ce61">
            <text:p>7,058,709</text:p>
          </table:table-cell>
          <table:table-cell office:value-type="float" office:value="3590581" table:style-name="ce62">
            <text:p>3,590,581</text:p>
          </table:table-cell>
          <table:table-cell office:value-type="float" office:value="3468128" table:style-name="ce59">
            <text:p>3,468,128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1170" table:style-name="ce36">
            <text:p>171,170</text:p>
          </table:table-cell>
          <table:table-cell office:value-type="float" office:value="453915" table:style-name="ce37">
            <text:p>453,915</text:p>
          </table:table-cell>
          <table:table-cell office:value-type="float" office:value="228973" table:style-name="ce37">
            <text:p>228,973</text:p>
          </table:table-cell>
          <table:table-cell office:value-type="float" office:value="224942" table:style-name="ce37">
            <text:p>224,94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1732" table:style-name="ce36">
            <text:p>201,732</text:p>
          </table:table-cell>
          <table:table-cell office:value-type="float" office:value="565851" table:style-name="ce37">
            <text:p>565,851</text:p>
          </table:table-cell>
          <table:table-cell office:value-type="float" office:value="288764" table:style-name="ce37">
            <text:p>288,764</text:p>
          </table:table-cell>
          <table:table-cell office:value-type="float" office:value="277087" table:style-name="ce37">
            <text:p>277,08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640" table:style-name="ce36">
            <text:p>191,640</text:p>
          </table:table-cell>
          <table:table-cell office:value-type="float" office:value="544548" table:style-name="ce37">
            <text:p>544,548</text:p>
          </table:table-cell>
          <table:table-cell office:value-type="float" office:value="280706" table:style-name="ce37">
            <text:p>280,706</text:p>
          </table:table-cell>
          <table:table-cell office:value-type="float" office:value="263842" table:style-name="ce37">
            <text:p>263,84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3650" table:style-name="ce36">
            <text:p>393,650</text:p>
          </table:table-cell>
          <table:table-cell office:value-type="float" office:value="1270521" table:style-name="ce37">
            <text:p>1,270,521</text:p>
          </table:table-cell>
          <table:table-cell office:value-type="float" office:value="645984" table:style-name="ce37">
            <text:p>645,984</text:p>
          </table:table-cell>
          <table:table-cell office:value-type="float" office:value="624537" table:style-name="ce37">
            <text:p>624,53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016" table:style-name="ce36">
            <text:p>179,016</text:p>
          </table:table-cell>
          <table:table-cell office:value-type="float" office:value="493138" table:style-name="ce37">
            <text:p>493,138</text:p>
          </table:table-cell>
          <table:table-cell office:value-type="float" office:value="252150" table:style-name="ce37">
            <text:p>252,150</text:p>
          </table:table-cell>
          <table:table-cell office:value-type="float" office:value="240988" table:style-name="ce37">
            <text:p>240,988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279" table:style-name="ce36">
            <text:p>242,279</text:p>
          </table:table-cell>
          <table:table-cell office:value-type="float" office:value="679635" table:style-name="ce37">
            <text:p>679,635</text:p>
          </table:table-cell>
          <table:table-cell office:value-type="float" office:value="351878" table:style-name="ce37">
            <text:p>351,878</text:p>
          </table:table-cell>
          <table:table-cell office:value-type="float" office:value="327757" table:style-name="ce37">
            <text:p>327,75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835" table:style-name="ce36">
            <text:p>183,835</text:p>
          </table:table-cell>
          <table:table-cell office:value-type="float" office:value="501774" table:style-name="ce37">
            <text:p>501,774</text:p>
          </table:table-cell>
          <table:table-cell office:value-type="float" office:value="260445" table:style-name="ce37">
            <text:p>260,445</text:p>
          </table:table-cell>
          <table:table-cell office:value-type="float" office:value="241329" table:style-name="ce37">
            <text:p>241,3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0164" table:style-name="ce36">
            <text:p>290,164</text:p>
          </table:table-cell>
          <table:table-cell office:value-type="float" office:value="816636" table:style-name="ce37">
            <text:p>816,636</text:p>
          </table:table-cell>
          <table:table-cell office:value-type="float" office:value="416355" table:style-name="ce37">
            <text:p>416,355</text:p>
          </table:table-cell>
          <table:table-cell office:value-type="float" office:value="400281" table:style-name="ce37">
            <text:p>400,28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216" table:style-name="ce36">
            <text:p>83,216</text:p>
          </table:table-cell>
          <table:table-cell office:value-type="float" office:value="216164" table:style-name="ce55">
            <text:p>216,164</text:p>
          </table:table-cell>
          <table:table-cell office:value-type="float" office:value="111195" table:style-name="ce37">
            <text:p>111,195</text:p>
          </table:table-cell>
          <table:table-cell office:value-type="float" office:value="104969" table:style-name="ce37">
            <text:p>104,96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776" table:style-name="ce36">
            <text:p>126,776</text:p>
          </table:table-cell>
          <table:table-cell office:value-type="float" office:value="325582" table:style-name="ce37">
            <text:p>325,582</text:p>
          </table:table-cell>
          <table:table-cell office:value-type="float" office:value="164668" table:style-name="ce37">
            <text:p>164,668</text:p>
          </table:table-cell>
          <table:table-cell office:value-type="float" office:value="160914" table:style-name="ce37">
            <text:p>160,9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524" table:style-name="ce36">
            <text:p>41,524</text:p>
          </table:table-cell>
          <table:table-cell office:value-type="float" office:value="105070" table:style-name="ce37">
            <text:p>105,070</text:p>
          </table:table-cell>
          <table:table-cell office:value-type="float" office:value="54154" table:style-name="ce37">
            <text:p>54,154</text:p>
          </table:table-cell>
          <table:table-cell office:value-type="float" office:value="50916" table:style-name="ce37">
            <text:p>50,9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778" table:style-name="ce36">
            <text:p>154,778</text:p>
          </table:table-cell>
          <table:table-cell office:value-type="float" office:value="368850" table:style-name="ce37">
            <text:p>368,850</text:p>
          </table:table-cell>
          <table:table-cell office:value-type="float" office:value="184087" table:style-name="ce37">
            <text:p>184,087</text:p>
          </table:table-cell>
          <table:table-cell office:value-type="float" office:value="184763" table:style-name="ce37">
            <text:p>184,7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703" table:style-name="ce36">
            <text:p>168,703</text:p>
          </table:table-cell>
          <table:table-cell office:value-type="float" office:value="449593" table:style-name="ce37">
            <text:p>449,593</text:p>
          </table:table-cell>
          <table:table-cell office:value-type="float" office:value="221675" table:style-name="ce37">
            <text:p>221,675</text:p>
          </table:table-cell>
          <table:table-cell office:value-type="float" office:value="227918" table:style-name="ce37">
            <text:p>227,9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745" table:style-name="ce36">
            <text:p>100,745</text:p>
          </table:table-cell>
          <table:table-cell office:value-type="float" office:value="267432" table:style-name="ce37">
            <text:p>267,432</text:p>
          </table:table-cell>
          <table:table-cell office:value-type="float" office:value="129547" table:style-name="ce37">
            <text:p>129,547</text:p>
          </table:table-cell>
          <table:table-cell office:value-type="float" office:value="137885" table:style-name="ce37">
            <text:p>137,885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600" table:style-name="ce57">
            <text:p>44,600</text:p>
          </table:table-cell>
          <table:table-cell office:value-type="float" office:value="152849" table:style-name="ce61">
            <text:p>152,849</text:p>
          </table:table-cell>
          <table:table-cell office:value-type="float" office:value="77265" table:style-name="ce61">
            <text:p>77,265</text:p>
          </table:table-cell>
          <table:table-cell office:value-type="float" office:value="75584" table:style-name="ce61">
            <text:p>75,58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322" table:style-name="ce36">
            <text:p>41,322</text:p>
          </table:table-cell>
          <table:table-cell office:value-type="float" office:value="139804" table:style-name="ce37">
            <text:p>139,804</text:p>
          </table:table-cell>
          <table:table-cell office:value-type="float" office:value="69786" table:style-name="ce37">
            <text:p>69,786</text:p>
          </table:table-cell>
          <table:table-cell office:value-type="float" office:value="70018" table:style-name="ce37">
            <text:p>70,018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78" table:style-name="ce38">
            <text:p>3,278</text:p>
          </table:table-cell>
          <table:table-cell office:value-type="float" office:value="13045" table:style-name="ce39">
            <text:p>13,045</text:p>
          </table:table-cell>
          <table:table-cell office:value-type="float" office:value="7479" table:style-name="ce39">
            <text:p>7,479</text:p>
          </table:table-cell>
          <table:table-cell office:value-type="float" office:value="5566" table:style-name="ce39">
            <text:p>5,566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3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90072" table:style-name="ce82">
            <text:p>1,590,072</text:p>
          </table:table-cell>
          <table:table-cell office:value-type="float" office:value="4024539" table:style-name="ce79">
            <text:p>4,024,539</text:p>
          </table:table-cell>
          <table:table-cell office:value-type="float" office:value="1965935" table:style-name="ce79">
            <text:p>1,965,935</text:p>
          </table:table-cell>
          <table:table-cell office:value-type="float" office:value="2058604" table:style-name="ce83">
            <text:p>2,058,6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937" table:style-name="ce9">
            <text:p>215,937</text:p>
          </table:table-cell>
          <table:table-cell office:value-type="float" office:value="557294" table:style-name="ce11">
            <text:p>557,294</text:p>
          </table:table-cell>
          <table:table-cell office:value-type="float" office:value="271110" table:style-name="ce11">
            <text:p>271,110</text:p>
          </table:table-cell>
          <table:table-cell office:value-type="float" office:value="286184" table:style-name="ce23">
            <text:p>286,18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491" table:style-name="ce9">
            <text:p>153,491</text:p>
          </table:table-cell>
          <table:table-cell office:value-type="float" office:value="385892" table:style-name="ce11">
            <text:p>385,892</text:p>
          </table:table-cell>
          <table:table-cell office:value-type="float" office:value="189249" table:style-name="ce11">
            <text:p>189,249</text:p>
          </table:table-cell>
          <table:table-cell office:value-type="float" office:value="196643" table:style-name="ce23">
            <text:p>196,64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837" table:style-name="ce9">
            <text:p>167,837</text:p>
          </table:table-cell>
          <table:table-cell office:value-type="float" office:value="412715" table:style-name="ce11">
            <text:p>412,715</text:p>
          </table:table-cell>
          <table:table-cell office:value-type="float" office:value="199667" table:style-name="ce11">
            <text:p>199,667</text:p>
          </table:table-cell>
          <table:table-cell office:value-type="float" office:value="213048" table:style-name="ce23">
            <text:p>213,0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453" table:style-name="ce9">
            <text:p>91,453</text:p>
          </table:table-cell>
          <table:table-cell office:value-type="float" office:value="220637" table:style-name="ce11">
            <text:p>220,637</text:p>
          </table:table-cell>
          <table:table-cell office:value-type="float" office:value="104475" table:style-name="ce11">
            <text:p>104,475</text:p>
          </table:table-cell>
          <table:table-cell office:value-type="float" office:value="116162" table:style-name="ce23">
            <text:p>116,16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8677" table:style-name="ce9">
            <text:p>158,677</text:p>
          </table:table-cell>
          <table:table-cell office:value-type="float" office:value="421282" table:style-name="ce11">
            <text:p>421,282</text:p>
          </table:table-cell>
          <table:table-cell office:value-type="float" office:value="205263" table:style-name="ce11">
            <text:p>205,263</text:p>
          </table:table-cell>
          <table:table-cell office:value-type="float" office:value="216019" table:style-name="ce23">
            <text:p>216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463" table:style-name="ce9">
            <text:p>129,463</text:p>
          </table:table-cell>
          <table:table-cell office:value-type="float" office:value="303646" table:style-name="ce11">
            <text:p>303,646</text:p>
          </table:table-cell>
          <table:table-cell office:value-type="float" office:value="145553" table:style-name="ce11">
            <text:p>145,553</text:p>
          </table:table-cell>
          <table:table-cell office:value-type="float" office:value="158093" table:style-name="ce23">
            <text:p>158,0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282" table:style-name="ce9">
            <text:p>67,282</text:p>
          </table:table-cell>
          <table:table-cell office:value-type="float" office:value="183895" table:style-name="ce11">
            <text:p>183,895</text:p>
          </table:table-cell>
          <table:table-cell office:value-type="float" office:value="91603" table:style-name="ce11">
            <text:p>91,603</text:p>
          </table:table-cell>
          <table:table-cell office:value-type="float" office:value="92292" table:style-name="ce23">
            <text:p>92,2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367" table:style-name="ce9">
            <text:p>31,367</text:p>
          </table:table-cell>
          <table:table-cell office:value-type="float" office:value="87344" table:style-name="ce11">
            <text:p>87,344</text:p>
          </table:table-cell>
          <table:table-cell office:value-type="float" office:value="43740" table:style-name="ce11">
            <text:p>43,740</text:p>
          </table:table-cell>
          <table:table-cell office:value-type="float" office:value="43604" table:style-name="ce23">
            <text:p>43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056" table:style-name="ce9">
            <text:p>44,056</text:p>
          </table:table-cell>
          <table:table-cell office:value-type="float" office:value="116650" table:style-name="ce11">
            <text:p>116,650</text:p>
          </table:table-cell>
          <table:table-cell office:value-type="float" office:value="58292" table:style-name="ce11">
            <text:p>58,292</text:p>
          </table:table-cell>
          <table:table-cell office:value-type="float" office:value="58358" table:style-name="ce23">
            <text:p>58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1089" table:style-name="ce9">
            <text:p>81,089</text:p>
          </table:table-cell>
          <table:table-cell office:value-type="float" office:value="180291" table:style-name="ce11">
            <text:p>180,291</text:p>
          </table:table-cell>
          <table:table-cell office:value-type="float" office:value="86230" table:style-name="ce11">
            <text:p>86,230</text:p>
          </table:table-cell>
          <table:table-cell office:value-type="float" office:value="94061" table:style-name="ce23">
            <text:p>94,0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0182" table:style-name="ce9">
            <text:p>90,182</text:p>
          </table:table-cell>
          <table:table-cell office:value-type="float" office:value="204387" table:style-name="ce11">
            <text:p>204,387</text:p>
          </table:table-cell>
          <table:table-cell office:value-type="float" office:value="99463" table:style-name="ce11">
            <text:p>99,463</text:p>
          </table:table-cell>
          <table:table-cell office:value-type="float" office:value="104924" table:style-name="ce23">
            <text:p>104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1" table:style-name="ce9">
            <text:p>16,161</text:p>
          </table:table-cell>
          <table:table-cell office:value-type="float" office:value="39359" table:style-name="ce11">
            <text:p>39,359</text:p>
          </table:table-cell>
          <table:table-cell office:value-type="float" office:value="19874" table:style-name="ce11">
            <text:p>19,874</text:p>
          </table:table-cell>
          <table:table-cell office:value-type="float" office:value="19485" table:style-name="ce23">
            <text:p>19,4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583" table:style-name="ce9">
            <text:p>88,583</text:p>
          </table:table-cell>
          <table:table-cell office:value-type="float" office:value="237870" table:style-name="ce11">
            <text:p>237,870</text:p>
          </table:table-cell>
          <table:table-cell office:value-type="float" office:value="117022" table:style-name="ce11">
            <text:p>117,022</text:p>
          </table:table-cell>
          <table:table-cell office:value-type="float" office:value="120848" table:style-name="ce23">
            <text:p>120,8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725" table:style-name="ce9">
            <text:p>72,725</text:p>
          </table:table-cell>
          <table:table-cell office:value-type="float" office:value="202227" table:style-name="ce11">
            <text:p>202,227</text:p>
          </table:table-cell>
          <table:table-cell office:value-type="float" office:value="99093" table:style-name="ce11">
            <text:p>99,093</text:p>
          </table:table-cell>
          <table:table-cell office:value-type="float" office:value="103134" table:style-name="ce23">
            <text:p>103,1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928" table:style-name="ce9">
            <text:p>33,928</text:p>
          </table:table-cell>
          <table:table-cell office:value-type="float" office:value="88628" table:style-name="ce11">
            <text:p>88,628</text:p>
          </table:table-cell>
          <table:table-cell office:value-type="float" office:value="44606" table:style-name="ce11">
            <text:p>44,606</text:p>
          </table:table-cell>
          <table:table-cell office:value-type="float" office:value="44022" table:style-name="ce23">
            <text:p>44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56" table:style-name="ce9">
            <text:p>28,856</text:p>
          </table:table-cell>
          <table:table-cell office:value-type="float" office:value="78600" table:style-name="ce11">
            <text:p>78,600</text:p>
          </table:table-cell>
          <table:table-cell office:value-type="float" office:value="38783" table:style-name="ce11">
            <text:p>38,783</text:p>
          </table:table-cell>
          <table:table-cell office:value-type="float" office:value="39817" table:style-name="ce23">
            <text:p>39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7191" table:style-name="ce9">
            <text:p>47,191</text:p>
          </table:table-cell>
          <table:table-cell office:value-type="float" office:value="117489" table:style-name="ce11">
            <text:p>117,489</text:p>
          </table:table-cell>
          <table:table-cell office:value-type="float" office:value="57109" table:style-name="ce11">
            <text:p>57,109</text:p>
          </table:table-cell>
          <table:table-cell office:value-type="float" office:value="60380" table:style-name="ce23">
            <text:p>60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49" table:style-name="ce9">
            <text:p>9,749</text:p>
          </table:table-cell>
          <table:table-cell office:value-type="float" office:value="23783" table:style-name="ce11">
            <text:p>23,783</text:p>
          </table:table-cell>
          <table:table-cell office:value-type="float" office:value="11875" table:style-name="ce11">
            <text:p>11,875</text:p>
          </table:table-cell>
          <table:table-cell office:value-type="float" office:value="11908" table:style-name="ce23">
            <text:p>11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3" table:style-name="ce9">
            <text:p>3,403</text:p>
          </table:table-cell>
          <table:table-cell office:value-type="float" office:value="7595" table:style-name="ce11">
            <text:p>7,595</text:p>
          </table:table-cell>
          <table:table-cell office:value-type="float" office:value="4141" table:style-name="ce11">
            <text:p>4,141</text:p>
          </table:table-cell>
          <table:table-cell office:value-type="float" office:value="3454" table:style-name="ce23">
            <text:p>3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2" table:style-name="ce9">
            <text:p>2,542</text:p>
          </table:table-cell>
          <table:table-cell office:value-type="float" office:value="6716" table:style-name="ce11">
            <text:p>6,716</text:p>
          </table:table-cell>
          <table:table-cell office:value-type="float" office:value="3657" table:style-name="ce11">
            <text:p>3,657</text:p>
          </table:table-cell>
          <table:table-cell office:value-type="float" office:value="3059" table:style-name="ce23">
            <text:p>3,0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66" table:style-name="ce9">
            <text:p>9,566</text:p>
          </table:table-cell>
          <table:table-cell office:value-type="float" office:value="22712" table:style-name="ce11">
            <text:p>22,712</text:p>
          </table:table-cell>
          <table:table-cell office:value-type="float" office:value="11650" table:style-name="ce11">
            <text:p>11,650</text:p>
          </table:table-cell>
          <table:table-cell office:value-type="float" office:value="11062" table:style-name="ce23">
            <text:p>11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69" table:style-name="ce9">
            <text:p>4,269</text:p>
          </table:table-cell>
          <table:table-cell office:value-type="float" office:value="11664" table:style-name="ce11">
            <text:p>11,664</text:p>
          </table:table-cell>
          <table:table-cell office:value-type="float" office:value="6067" table:style-name="ce11">
            <text:p>6,067</text:p>
          </table:table-cell>
          <table:table-cell office:value-type="float" office:value="5597" table:style-name="ce23">
            <text:p>5,5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335" table:style-name="ce9">
            <text:p>15,335</text:p>
          </table:table-cell>
          <table:table-cell office:value-type="float" office:value="39545" table:style-name="ce11">
            <text:p>39,545</text:p>
          </table:table-cell>
          <table:table-cell office:value-type="float" office:value="19710" table:style-name="ce11">
            <text:p>19,710</text:p>
          </table:table-cell>
          <table:table-cell office:value-type="float" office:value="19835" table:style-name="ce23">
            <text:p>19,8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5" table:style-name="ce9">
            <text:p>2,275</text:p>
          </table:table-cell>
          <table:table-cell office:value-type="float" office:value="4498" table:style-name="ce11">
            <text:p>4,498</text:p>
          </table:table-cell>
          <table:table-cell office:value-type="float" office:value="2491" table:style-name="ce11">
            <text:p>2,491</text:p>
          </table:table-cell>
          <table:table-cell office:value-type="float" office:value="2007" table:style-name="ce23">
            <text:p>2,0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55" table:style-name="ce9">
            <text:p>3,755</text:p>
          </table:table-cell>
          <table:table-cell office:value-type="float" office:value="8590" table:style-name="ce11">
            <text:p>8,590</text:p>
          </table:table-cell>
          <table:table-cell office:value-type="float" office:value="4659" table:style-name="ce11">
            <text:p>4,659</text:p>
          </table:table-cell>
          <table:table-cell office:value-type="float" office:value="3931" table:style-name="ce23">
            <text:p>3,9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2" table:style-name="ce9">
            <text:p>4,342</text:p>
          </table:table-cell>
          <table:table-cell office:value-type="float" office:value="11916" table:style-name="ce11">
            <text:p>11,916</text:p>
          </table:table-cell>
          <table:table-cell office:value-type="float" office:value="6106" table:style-name="ce11">
            <text:p>6,106</text:p>
          </table:table-cell>
          <table:table-cell office:value-type="float" office:value="5810" table:style-name="ce23">
            <text:p>5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53" table:style-name="ce9">
            <text:p>7,153</text:p>
          </table:table-cell>
          <table:table-cell office:value-type="float" office:value="21241" table:style-name="ce11">
            <text:p>21,241</text:p>
          </table:table-cell>
          <table:table-cell office:value-type="float" office:value="10452" table:style-name="ce11">
            <text:p>10,452</text:p>
          </table:table-cell>
          <table:table-cell office:value-type="float" office:value="10789" table:style-name="ce23">
            <text:p>10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1" table:style-name="ce9">
            <text:p>7,511</text:p>
          </table:table-cell>
          <table:table-cell office:value-type="float" office:value="21710" table:style-name="ce11">
            <text:p>21,710</text:p>
          </table:table-cell>
          <table:table-cell office:value-type="float" office:value="10890" table:style-name="ce11">
            <text:p>10,890</text:p>
          </table:table-cell>
          <table:table-cell office:value-type="float" office:value="10820" table:style-name="ce23">
            <text:p>10,82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894" table:style-name="ce16">
            <text:p>1,894</text:p>
          </table:table-cell>
          <table:table-cell office:value-type="float" office:value="6363" table:style-name="ce18">
            <text:p>6,363</text:p>
          </table:table-cell>
          <table:table-cell office:value-type="float" office:value="3105" table:style-name="ce18">
            <text:p>3,105</text:p>
          </table:table-cell>
          <table:table-cell office:value-type="float" office:value="3258" table:style-name="ce19">
            <text:p>3,258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749" table:style-name="ce71">
            <text:p>1,059,749</text:p>
          </table:table-cell>
          <table:table-cell office:value-type="float" office:value="2631083" table:style-name="ce79">
            <text:p>2,631,083</text:p>
          </table:table-cell>
          <table:table-cell office:value-type="float" office:value="1252726" table:style-name="ce79">
            <text:p>1,252,726</text:p>
          </table:table-cell>
          <table:table-cell office:value-type="float" office:value="1378357" table:style-name="ce73">
            <text:p>1,378,3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126" table:style-name="ce52">
            <text:p>81,126</text:p>
          </table:table-cell>
          <table:table-cell office:value-type="float" office:value="202930" table:style-name="ce11">
            <text:p>202,930</text:p>
          </table:table-cell>
          <table:table-cell office:value-type="float" office:value="94795" table:style-name="ce11">
            <text:p>94,795</text:p>
          </table:table-cell>
          <table:table-cell office:value-type="float" office:value="108135" table:style-name="ce10">
            <text:p>108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168" table:style-name="ce52">
            <text:p>89,168</text:p>
          </table:table-cell>
          <table:table-cell office:value-type="float" office:value="218372" table:style-name="ce11">
            <text:p>218,372</text:p>
          </table:table-cell>
          <table:table-cell office:value-type="float" office:value="103731" table:style-name="ce11">
            <text:p>103,731</text:p>
          </table:table-cell>
          <table:table-cell office:value-type="float" office:value="114641" table:style-name="ce10">
            <text:p>114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413" table:style-name="ce52">
            <text:p>121,413</text:p>
          </table:table-cell>
          <table:table-cell office:value-type="float" office:value="306161" table:style-name="ce11">
            <text:p>306,161</text:p>
          </table:table-cell>
          <table:table-cell office:value-type="float" office:value="142425" table:style-name="ce11">
            <text:p>142,425</text:p>
          </table:table-cell>
          <table:table-cell office:value-type="float" office:value="163736" table:style-name="ce10">
            <text:p>163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31" table:style-name="ce52">
            <text:p>100,631</text:p>
          </table:table-cell>
          <table:table-cell office:value-type="float" office:value="226098" table:style-name="ce11">
            <text:p>226,098</text:p>
          </table:table-cell>
          <table:table-cell office:value-type="float" office:value="104882" table:style-name="ce11">
            <text:p>104,882</text:p>
          </table:table-cell>
          <table:table-cell office:value-type="float" office:value="121216" table:style-name="ce10">
            <text:p>121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30" table:style-name="ce52">
            <text:p>65,730</text:p>
          </table:table-cell>
          <table:table-cell office:value-type="float" office:value="157198" table:style-name="ce11">
            <text:p>157,198</text:p>
          </table:table-cell>
          <table:table-cell office:value-type="float" office:value="74861" table:style-name="ce11">
            <text:p>74,861</text:p>
          </table:table-cell>
          <table:table-cell office:value-type="float" office:value="82337" table:style-name="ce10">
            <text:p>82,3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48" table:style-name="ce52">
            <text:p>51,948</text:p>
          </table:table-cell>
          <table:table-cell office:value-type="float" office:value="125374" table:style-name="ce11">
            <text:p>125,374</text:p>
          </table:table-cell>
          <table:table-cell office:value-type="float" office:value="60725" table:style-name="ce11">
            <text:p>60,725</text:p>
          </table:table-cell>
          <table:table-cell office:value-type="float" office:value="64649" table:style-name="ce10">
            <text:p>64,6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199" table:style-name="ce52">
            <text:p>79,199</text:p>
          </table:table-cell>
          <table:table-cell office:value-type="float" office:value="185647" table:style-name="ce11">
            <text:p>185,647</text:p>
          </table:table-cell>
          <table:table-cell office:value-type="float" office:value="90869" table:style-name="ce11">
            <text:p>90,869</text:p>
          </table:table-cell>
          <table:table-cell office:value-type="float" office:value="94778" table:style-name="ce10">
            <text:p>94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48" table:style-name="ce52">
            <text:p>107,348</text:p>
          </table:table-cell>
          <table:table-cell office:value-type="float" office:value="270565" table:style-name="ce11">
            <text:p>270,565</text:p>
          </table:table-cell>
          <table:table-cell office:value-type="float" office:value="129328" table:style-name="ce11">
            <text:p>129,328</text:p>
          </table:table-cell>
          <table:table-cell office:value-type="float" office:value="141237" table:style-name="ce10">
            <text:p>141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838" table:style-name="ce52">
            <text:p>47,838</text:p>
          </table:table-cell>
          <table:table-cell office:value-type="float" office:value="119892" table:style-name="ce11">
            <text:p>119,892</text:p>
          </table:table-cell>
          <table:table-cell office:value-type="float" office:value="58594" table:style-name="ce11">
            <text:p>58,594</text:p>
          </table:table-cell>
          <table:table-cell office:value-type="float" office:value="61298" table:style-name="ce10">
            <text:p>61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427" table:style-name="ce52">
            <text:p>109,427</text:p>
          </table:table-cell>
          <table:table-cell office:value-type="float" office:value="284653" table:style-name="ce11">
            <text:p>284,653</text:p>
          </table:table-cell>
          <table:table-cell office:value-type="float" office:value="135588" table:style-name="ce11">
            <text:p>135,588</text:p>
          </table:table-cell>
          <table:table-cell office:value-type="float" office:value="149065" table:style-name="ce10">
            <text:p>149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51" table:style-name="ce52">
            <text:p>107,951</text:p>
          </table:table-cell>
          <table:table-cell office:value-type="float" office:value="281836" table:style-name="ce11">
            <text:p>281,836</text:p>
          </table:table-cell>
          <table:table-cell office:value-type="float" office:value="135743" table:style-name="ce11">
            <text:p>135,743</text:p>
          </table:table-cell>
          <table:table-cell office:value-type="float" office:value="146093" table:style-name="ce10">
            <text:p>146,09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70" table:style-name="ce53">
            <text:p>97,970</text:p>
          </table:table-cell>
          <table:table-cell office:value-type="float" office:value="252357" table:style-name="ce18">
            <text:p>252,357</text:p>
          </table:table-cell>
          <table:table-cell office:value-type="float" office:value="121185" table:style-name="ce18">
            <text:p>121,185</text:p>
          </table:table-cell>
          <table:table-cell office:value-type="float" office:value="131172" table:style-name="ce17">
            <text:p>131,17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31305" table:style-name="ce71">
            <text:p>831,305</text:p>
          </table:table-cell>
          <table:table-cell office:value-type="float" office:value="2255753" table:style-name="ce79">
            <text:p>2,255,753</text:p>
          </table:table-cell>
          <table:table-cell office:value-type="float" office:value="1118766" table:style-name="ce79">
            <text:p>1,118,766</text:p>
          </table:table-cell>
          <table:table-cell office:value-type="float" office:value="1136987" table:style-name="ce83">
            <text:p>1,136,98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4499" table:style-name="ce52">
            <text:p>174,499</text:p>
          </table:table-cell>
          <table:table-cell office:value-type="float" office:value="454612" table:style-name="ce11">
            <text:p>454,612</text:p>
          </table:table-cell>
          <table:table-cell office:value-type="float" office:value="219995" table:style-name="ce11">
            <text:p>219,995</text:p>
          </table:table-cell>
          <table:table-cell office:value-type="float" office:value="234617" table:style-name="ce23">
            <text:p>234,61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7793" table:style-name="ce52">
            <text:p>157,793</text:p>
          </table:table-cell>
          <table:table-cell office:value-type="float" office:value="418765" table:style-name="ce11">
            <text:p>418,765</text:p>
          </table:table-cell>
          <table:table-cell office:value-type="float" office:value="205476" table:style-name="ce11">
            <text:p>205,476</text:p>
          </table:table-cell>
          <table:table-cell office:value-type="float" office:value="213289" table:style-name="ce23">
            <text:p>213,2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696" table:style-name="ce52">
            <text:p>33,696</text:p>
          </table:table-cell>
          <table:table-cell office:value-type="float" office:value="95682" table:style-name="ce11">
            <text:p>95,682</text:p>
          </table:table-cell>
          <table:table-cell office:value-type="float" office:value="48595" table:style-name="ce11">
            <text:p>48,595</text:p>
          </table:table-cell>
          <table:table-cell office:value-type="float" office:value="47087" table:style-name="ce23">
            <text:p>47,08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472" table:style-name="ce52">
            <text:p>61,472</text:p>
          </table:table-cell>
          <table:table-cell office:value-type="float" office:value="173796" table:style-name="ce11">
            <text:p>173,796</text:p>
          </table:table-cell>
          <table:table-cell office:value-type="float" office:value="87288" table:style-name="ce11">
            <text:p>87,288</text:p>
          </table:table-cell>
          <table:table-cell office:value-type="float" office:value="86508" table:style-name="ce23">
            <text:p>86,5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622" table:style-name="ce52">
            <text:p>60,622</text:p>
          </table:table-cell>
          <table:table-cell office:value-type="float" office:value="166692" table:style-name="ce11">
            <text:p>166,692</text:p>
          </table:table-cell>
          <table:table-cell office:value-type="float" office:value="82529" table:style-name="ce11">
            <text:p>82,529</text:p>
          </table:table-cell>
          <table:table-cell office:value-type="float" office:value="84163" table:style-name="ce23">
            <text:p>84,16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116" table:style-name="ce52">
            <text:p>35,116</text:p>
          </table:table-cell>
          <table:table-cell office:value-type="float" office:value="93151" table:style-name="ce11">
            <text:p>93,151</text:p>
          </table:table-cell>
          <table:table-cell office:value-type="float" office:value="47394" table:style-name="ce11">
            <text:p>47,394</text:p>
          </table:table-cell>
          <table:table-cell office:value-type="float" office:value="45757" table:style-name="ce23">
            <text:p>45,75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439" table:style-name="ce52">
            <text:p>64,439</text:p>
          </table:table-cell>
          <table:table-cell office:value-type="float" office:value="163379" table:style-name="ce11">
            <text:p>163,379</text:p>
          </table:table-cell>
          <table:table-cell office:value-type="float" office:value="81023" table:style-name="ce11">
            <text:p>81,023</text:p>
          </table:table-cell>
          <table:table-cell office:value-type="float" office:value="82356" table:style-name="ce23">
            <text:p>82,3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950" table:style-name="ce52">
            <text:p>74,950</text:p>
          </table:table-cell>
          <table:table-cell office:value-type="float" office:value="207226" table:style-name="ce11">
            <text:p>207,226</text:p>
          </table:table-cell>
          <table:table-cell office:value-type="float" office:value="103191" table:style-name="ce11">
            <text:p>103,191</text:p>
          </table:table-cell>
          <table:table-cell office:value-type="float" office:value="104035" table:style-name="ce23">
            <text:p>104,03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456" table:style-name="ce52">
            <text:p>43,456</text:p>
          </table:table-cell>
          <table:table-cell office:value-type="float" office:value="124107" table:style-name="ce11">
            <text:p>124,107</text:p>
          </table:table-cell>
          <table:table-cell office:value-type="float" office:value="61932" table:style-name="ce11">
            <text:p>61,932</text:p>
          </table:table-cell>
          <table:table-cell office:value-type="float" office:value="62175" table:style-name="ce23">
            <text:p>62,17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0164" table:style-name="ce52">
            <text:p>80,164</text:p>
          </table:table-cell>
          <table:table-cell office:value-type="float" office:value="228634" table:style-name="ce11">
            <text:p>228,634</text:p>
          </table:table-cell>
          <table:table-cell office:value-type="float" office:value="113245" table:style-name="ce11">
            <text:p>113,245</text:p>
          </table:table-cell>
          <table:table-cell office:value-type="float" office:value="115389" table:style-name="ce23">
            <text:p>115,38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77" table:style-name="ce52">
            <text:p>16,977</text:p>
          </table:table-cell>
          <table:table-cell office:value-type="float" office:value="49249" table:style-name="ce11">
            <text:p>49,249</text:p>
          </table:table-cell>
          <table:table-cell office:value-type="float" office:value="26192" table:style-name="ce11">
            <text:p>26,192</text:p>
          </table:table-cell>
          <table:table-cell office:value-type="float" office:value="23057" table:style-name="ce23">
            <text:p>23,05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256" table:style-name="ce52">
            <text:p>24,256</text:p>
          </table:table-cell>
          <table:table-cell office:value-type="float" office:value="68186" table:style-name="ce11">
            <text:p>68,186</text:p>
          </table:table-cell>
          <table:table-cell office:value-type="float" office:value="35282" table:style-name="ce11">
            <text:p>35,282</text:p>
          </table:table-cell>
          <table:table-cell office:value-type="float" office:value="32904" table:style-name="ce23">
            <text:p>32,904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5" table:style-name="ce53">
            <text:p>3,865</text:p>
          </table:table-cell>
          <table:table-cell office:value-type="float" office:value="12274" table:style-name="ce18">
            <text:p>12,274</text:p>
          </table:table-cell>
          <table:table-cell office:value-type="float" office:value="6624" table:style-name="ce18">
            <text:p>6,624</text:p>
          </table:table-cell>
          <table:table-cell office:value-type="float" office:value="5650" table:style-name="ce19">
            <text:p>5,650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4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90411" table:style-name="ce71">
            <text:p>990,411</text:p>
          </table:table-cell>
          <table:table-cell office:value-type="float" office:value="2816741" table:style-name="ce79">
            <text:p>2,816,741</text:p>
          </table:table-cell>
          <table:table-cell office:value-type="float" office:value="1384376" table:style-name="ce79">
            <text:p>1,384,376</text:p>
          </table:table-cell>
          <table:table-cell office:value-type="float" office:value="1432365" table:style-name="ce73">
            <text:p>1,432,36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71" table:style-name="ce52">
            <text:p>7,971</text:p>
          </table:table-cell>
          <table:table-cell office:value-type="float" office:value="18346" table:style-name="ce11">
            <text:p>18,346</text:p>
          </table:table-cell>
          <table:table-cell office:value-type="float" office:value="9067" table:style-name="ce11">
            <text:p>9,067</text:p>
          </table:table-cell>
          <table:table-cell office:value-type="float" office:value="9279" table:style-name="ce10">
            <text:p>9,2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68" table:style-name="ce52">
            <text:p>28,568</text:p>
          </table:table-cell>
          <table:table-cell office:value-type="float" office:value="75889" table:style-name="ce11">
            <text:p>75,889</text:p>
          </table:table-cell>
          <table:table-cell office:value-type="float" office:value="37640" table:style-name="ce11">
            <text:p>37,640</text:p>
          </table:table-cell>
          <table:table-cell office:value-type="float" office:value="38249" table:style-name="ce10">
            <text:p>38,249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781" table:style-name="ce52">
            <text:p>49,781</text:p>
          </table:table-cell>
          <table:table-cell office:value-type="float" office:value="126670" table:style-name="ce11">
            <text:p>126,670</text:p>
          </table:table-cell>
          <table:table-cell office:value-type="float" office:value="60638" table:style-name="ce11">
            <text:p>60,638</text:p>
          </table:table-cell>
          <table:table-cell office:value-type="float" office:value="66032" table:style-name="ce10">
            <text:p>66,032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118" table:style-name="ce52">
            <text:p>46,118</text:p>
          </table:table-cell>
          <table:table-cell office:value-type="float" office:value="115216" table:style-name="ce11">
            <text:p>115,216</text:p>
          </table:table-cell>
          <table:table-cell office:value-type="float" office:value="54522" table:style-name="ce11">
            <text:p>54,522</text:p>
          </table:table-cell>
          <table:table-cell office:value-type="float" office:value="60694" table:style-name="ce10">
            <text:p>60,69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159" table:style-name="ce52">
            <text:p>60,159</text:p>
          </table:table-cell>
          <table:table-cell office:value-type="float" office:value="146927" table:style-name="ce11">
            <text:p>146,927</text:p>
          </table:table-cell>
          <table:table-cell office:value-type="float" office:value="70039" table:style-name="ce11">
            <text:p>70,039</text:p>
          </table:table-cell>
          <table:table-cell office:value-type="float" office:value="76888" table:style-name="ce10">
            <text:p>76,888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757" table:style-name="ce52">
            <text:p>88,757</text:p>
          </table:table-cell>
          <table:table-cell office:value-type="float" office:value="230767" table:style-name="ce11">
            <text:p>230,767</text:p>
          </table:table-cell>
          <table:table-cell office:value-type="float" office:value="110495" table:style-name="ce11">
            <text:p>110,495</text:p>
          </table:table-cell>
          <table:table-cell office:value-type="float" office:value="120272" table:style-name="ce10">
            <text:p>120,27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523" table:style-name="ce52">
            <text:p>65,523</text:p>
          </table:table-cell>
          <table:table-cell office:value-type="float" office:value="174476" table:style-name="ce11">
            <text:p>174,476</text:p>
          </table:table-cell>
          <table:table-cell office:value-type="float" office:value="83370" table:style-name="ce11">
            <text:p>83,370</text:p>
          </table:table-cell>
          <table:table-cell office:value-type="float" office:value="91106" table:style-name="ce10">
            <text:p>91,10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5504" table:style-name="ce52">
            <text:p>105,504</text:p>
          </table:table-cell>
          <table:table-cell office:value-type="float" office:value="284641" table:style-name="ce11">
            <text:p>284,641</text:p>
          </table:table-cell>
          <table:table-cell office:value-type="float" office:value="135997" table:style-name="ce11">
            <text:p>135,997</text:p>
          </table:table-cell>
          <table:table-cell office:value-type="float" office:value="148644" table:style-name="ce10">
            <text:p>148,64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804" table:style-name="ce52">
            <text:p>54,804</text:p>
          </table:table-cell>
          <table:table-cell office:value-type="float" office:value="166688" table:style-name="ce11">
            <text:p>166,688</text:p>
          </table:table-cell>
          <table:table-cell office:value-type="float" office:value="82137" table:style-name="ce11">
            <text:p>82,137</text:p>
          </table:table-cell>
          <table:table-cell office:value-type="float" office:value="84551" table:style-name="ce10">
            <text:p>84,55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37" table:style-name="ce52">
            <text:p>17,437</text:p>
          </table:table-cell>
          <table:table-cell office:value-type="float" office:value="49584" table:style-name="ce11">
            <text:p>49,584</text:p>
          </table:table-cell>
          <table:table-cell office:value-type="float" office:value="25436" table:style-name="ce11">
            <text:p>25,436</text:p>
          </table:table-cell>
          <table:table-cell office:value-type="float" office:value="24148" table:style-name="ce10">
            <text:p>24,14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85" table:style-name="ce52">
            <text:p>23,585</text:p>
          </table:table-cell>
          <table:table-cell office:value-type="float" office:value="76522" table:style-name="ce11">
            <text:p>76,522</text:p>
          </table:table-cell>
          <table:table-cell office:value-type="float" office:value="38398" table:style-name="ce11">
            <text:p>38,398</text:p>
          </table:table-cell>
          <table:table-cell office:value-type="float" office:value="38124" table:style-name="ce10">
            <text:p>38,1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759" table:style-name="ce52">
            <text:p>28,759</text:p>
          </table:table-cell>
          <table:table-cell office:value-type="float" office:value="87719" table:style-name="ce11">
            <text:p>87,719</text:p>
          </table:table-cell>
          <table:table-cell office:value-type="float" office:value="44832" table:style-name="ce11">
            <text:p>44,832</text:p>
          </table:table-cell>
          <table:table-cell office:value-type="float" office:value="42887" table:style-name="ce10">
            <text:p>42,88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866" table:style-name="ce52">
            <text:p>30,866</text:p>
          </table:table-cell>
          <table:table-cell office:value-type="float" office:value="94948" table:style-name="ce11">
            <text:p>94,948</text:p>
          </table:table-cell>
          <table:table-cell office:value-type="float" office:value="47788" table:style-name="ce11">
            <text:p>47,788</text:p>
          </table:table-cell>
          <table:table-cell office:value-type="float" office:value="47160" table:style-name="ce10">
            <text:p>47,16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740" table:style-name="ce52">
            <text:p>18,740</text:p>
          </table:table-cell>
          <table:table-cell office:value-type="float" office:value="59010" table:style-name="ce11">
            <text:p>59,010</text:p>
          </table:table-cell>
          <table:table-cell office:value-type="float" office:value="29587" table:style-name="ce11">
            <text:p>29,587</text:p>
          </table:table-cell>
          <table:table-cell office:value-type="float" office:value="29423" table:style-name="ce10">
            <text:p>29,4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64" table:style-name="ce52">
            <text:p>16,664</text:p>
          </table:table-cell>
          <table:table-cell office:value-type="float" office:value="54556" table:style-name="ce11">
            <text:p>54,556</text:p>
          </table:table-cell>
          <table:table-cell office:value-type="float" office:value="27644" table:style-name="ce11">
            <text:p>27,644</text:p>
          </table:table-cell>
          <table:table-cell office:value-type="float" office:value="26912" table:style-name="ce10">
            <text:p>26,91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011" table:style-name="ce52">
            <text:p>20,011</text:p>
          </table:table-cell>
          <table:table-cell office:value-type="float" office:value="65646" table:style-name="ce11">
            <text:p>65,646</text:p>
          </table:table-cell>
          <table:table-cell office:value-type="float" office:value="33429" table:style-name="ce11">
            <text:p>33,429</text:p>
          </table:table-cell>
          <table:table-cell office:value-type="float" office:value="32217" table:style-name="ce10">
            <text:p>32,21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91" table:style-name="ce52">
            <text:p>37,191</text:p>
          </table:table-cell>
          <table:table-cell office:value-type="float" office:value="109369" table:style-name="ce11">
            <text:p>109,369</text:p>
          </table:table-cell>
          <table:table-cell office:value-type="float" office:value="53947" table:style-name="ce11">
            <text:p>53,947</text:p>
          </table:table-cell>
          <table:table-cell office:value-type="float" office:value="55422" table:style-name="ce10">
            <text:p>55,4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331" table:style-name="ce52">
            <text:p>30,331</text:p>
          </table:table-cell>
          <table:table-cell office:value-type="float" office:value="95720" table:style-name="ce11">
            <text:p>95,720</text:p>
          </table:table-cell>
          <table:table-cell office:value-type="float" office:value="47600" table:style-name="ce11">
            <text:p>47,600</text:p>
          </table:table-cell>
          <table:table-cell office:value-type="float" office:value="48120" table:style-name="ce10">
            <text:p>48,1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76" table:style-name="ce52">
            <text:p>7,676</text:p>
          </table:table-cell>
          <table:table-cell office:value-type="float" office:value="24235" table:style-name="ce11">
            <text:p>24,235</text:p>
          </table:table-cell>
          <table:table-cell office:value-type="float" office:value="12534" table:style-name="ce11">
            <text:p>12,534</text:p>
          </table:table-cell>
          <table:table-cell office:value-type="float" office:value="11701" table:style-name="ce10">
            <text:p>11,7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20" table:style-name="ce52">
            <text:p>4,920</text:p>
          </table:table-cell>
          <table:table-cell office:value-type="float" office:value="14695" table:style-name="ce11">
            <text:p>14,695</text:p>
          </table:table-cell>
          <table:table-cell office:value-type="float" office:value="7591" table:style-name="ce11">
            <text:p>7,591</text:p>
          </table:table-cell>
          <table:table-cell office:value-type="float" office:value="7104" table:style-name="ce10">
            <text:p>7,1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06" table:style-name="ce52">
            <text:p>9,906</text:p>
          </table:table-cell>
          <table:table-cell office:value-type="float" office:value="32081" table:style-name="ce11">
            <text:p>32,081</text:p>
          </table:table-cell>
          <table:table-cell office:value-type="float" office:value="16344" table:style-name="ce11">
            <text:p>16,344</text:p>
          </table:table-cell>
          <table:table-cell office:value-type="float" office:value="15737" table:style-name="ce10">
            <text:p>15,73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03" table:style-name="ce52">
            <text:p>5,603</text:p>
          </table:table-cell>
          <table:table-cell office:value-type="float" office:value="19038" table:style-name="ce11">
            <text:p>19,038</text:p>
          </table:table-cell>
          <table:table-cell office:value-type="float" office:value="10047" table:style-name="ce11">
            <text:p>10,047</text:p>
          </table:table-cell>
          <table:table-cell office:value-type="float" office:value="8991" table:style-name="ce10">
            <text:p>8,99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824" table:style-name="ce52">
            <text:p>25,824</text:p>
          </table:table-cell>
          <table:table-cell office:value-type="float" office:value="75748" table:style-name="ce11">
            <text:p>75,748</text:p>
          </table:table-cell>
          <table:table-cell office:value-type="float" office:value="37839" table:style-name="ce11">
            <text:p>37,839</text:p>
          </table:table-cell>
          <table:table-cell office:value-type="float" office:value="37909" table:style-name="ce10">
            <text:p>37,90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32" table:style-name="ce52">
            <text:p>18,032</text:p>
          </table:table-cell>
          <table:table-cell office:value-type="float" office:value="56882" table:style-name="ce11">
            <text:p>56,882</text:p>
          </table:table-cell>
          <table:table-cell office:value-type="float" office:value="29005" table:style-name="ce11">
            <text:p>29,005</text:p>
          </table:table-cell>
          <table:table-cell office:value-type="float" office:value="27877" table:style-name="ce10">
            <text:p>27,8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896" table:style-name="ce52">
            <text:p>23,896</text:p>
          </table:table-cell>
          <table:table-cell office:value-type="float" office:value="78156" table:style-name="ce11">
            <text:p>78,156</text:p>
          </table:table-cell>
          <table:table-cell office:value-type="float" office:value="39306" table:style-name="ce11">
            <text:p>39,306</text:p>
          </table:table-cell>
          <table:table-cell office:value-type="float" office:value="38850" table:style-name="ce10">
            <text:p>38,8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92" table:style-name="ce52">
            <text:p>20,692</text:p>
          </table:table-cell>
          <table:table-cell office:value-type="float" office:value="65310" table:style-name="ce11">
            <text:p>65,310</text:p>
          </table:table-cell>
          <table:table-cell office:value-type="float" office:value="33087" table:style-name="ce11">
            <text:p>33,087</text:p>
          </table:table-cell>
          <table:table-cell office:value-type="float" office:value="32223" table:style-name="ce10">
            <text:p>32,22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971" table:style-name="ce52">
            <text:p>66,971</text:p>
          </table:table-cell>
          <table:table-cell office:value-type="float" office:value="194331" table:style-name="ce11">
            <text:p>194,331</text:p>
          </table:table-cell>
          <table:table-cell office:value-type="float" office:value="96097" table:style-name="ce11">
            <text:p>96,097</text:p>
          </table:table-cell>
          <table:table-cell office:value-type="float" office:value="98234" table:style-name="ce10">
            <text:p>98,23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515" table:style-name="ce52">
            <text:p>71,515</text:p>
          </table:table-cell>
          <table:table-cell office:value-type="float" office:value="212716" table:style-name="ce11">
            <text:p>212,716</text:p>
          </table:table-cell>
          <table:table-cell office:value-type="float" office:value="104131" table:style-name="ce11">
            <text:p>104,131</text:p>
          </table:table-cell>
          <table:table-cell office:value-type="float" office:value="108585" table:style-name="ce10">
            <text:p>108,5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07" table:style-name="ce53">
            <text:p>4,607</text:p>
          </table:table-cell>
          <table:table-cell office:value-type="float" office:value="10855" table:style-name="ce18">
            <text:p>10,855</text:p>
          </table:table-cell>
          <table:table-cell office:value-type="float" office:value="5829" table:style-name="ce18">
            <text:p>5,829</text:p>
          </table:table-cell>
          <table:table-cell office:value-type="float" office:value="5026" table:style-name="ce17">
            <text:p>5,026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7604" table:style-name="ce71">
            <text:p>697,604</text:p>
          </table:table-cell>
          <table:table-cell office:value-type="float" office:value="1878845" table:style-name="ce79">
            <text:p>1,878,845</text:p>
          </table:table-cell>
          <table:table-cell office:value-type="float" office:value="936057" table:style-name="ce79">
            <text:p>936,057</text:p>
          </table:table-cell>
          <table:table-cell office:value-type="float" office:value="942788" table:style-name="ce73">
            <text:p>942,7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80" table:style-name="ce52">
            <text:p>29,280</text:p>
          </table:table-cell>
          <table:table-cell office:value-type="float" office:value="76848" table:style-name="ce11">
            <text:p>76,848</text:p>
          </table:table-cell>
          <table:table-cell office:value-type="float" office:value="38004" table:style-name="ce11">
            <text:p>38,004</text:p>
          </table:table-cell>
          <table:table-cell office:value-type="float" office:value="38844" table:style-name="ce10">
            <text:p>38,8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58" table:style-name="ce52">
            <text:p>10,058</text:p>
          </table:table-cell>
          <table:table-cell office:value-type="float" office:value="25122" table:style-name="ce11">
            <text:p>25,122</text:p>
          </table:table-cell>
          <table:table-cell office:value-type="float" office:value="13073" table:style-name="ce11">
            <text:p>13,073</text:p>
          </table:table-cell>
          <table:table-cell office:value-type="float" office:value="12049" table:style-name="ce10">
            <text:p>12,0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35" table:style-name="ce52">
            <text:p>10,735</text:p>
          </table:table-cell>
          <table:table-cell office:value-type="float" office:value="27576" table:style-name="ce11">
            <text:p>27,576</text:p>
          </table:table-cell>
          <table:table-cell office:value-type="float" office:value="14404" table:style-name="ce11">
            <text:p>14,404</text:p>
          </table:table-cell>
          <table:table-cell office:value-type="float" office:value="13172" table:style-name="ce10">
            <text:p>13,1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63" table:style-name="ce52">
            <text:p>7,963</text:p>
          </table:table-cell>
          <table:table-cell office:value-type="float" office:value="20949" table:style-name="ce11">
            <text:p>20,949</text:p>
          </table:table-cell>
          <table:table-cell office:value-type="float" office:value="10893" table:style-name="ce11">
            <text:p>10,893</text:p>
          </table:table-cell>
          <table:table-cell office:value-type="float" office:value="10056" table:style-name="ce10">
            <text:p>10,0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65" table:style-name="ce52">
            <text:p>8,765</text:p>
          </table:table-cell>
          <table:table-cell office:value-type="float" office:value="22879" table:style-name="ce11">
            <text:p>22,879</text:p>
          </table:table-cell>
          <table:table-cell office:value-type="float" office:value="11884" table:style-name="ce11">
            <text:p>11,884</text:p>
          </table:table-cell>
          <table:table-cell office:value-type="float" office:value="10995" table:style-name="ce10">
            <text:p>10,9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85" table:style-name="ce52">
            <text:p>8,285</text:p>
          </table:table-cell>
          <table:table-cell office:value-type="float" office:value="20327" table:style-name="ce11">
            <text:p>20,327</text:p>
          </table:table-cell>
          <table:table-cell office:value-type="float" office:value="10798" table:style-name="ce11">
            <text:p>10,798</text:p>
          </table:table-cell>
          <table:table-cell office:value-type="float" office:value="9529" table:style-name="ce10">
            <text:p>9,5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60" table:style-name="ce52">
            <text:p>15,960</text:p>
          </table:table-cell>
          <table:table-cell office:value-type="float" office:value="43880" table:style-name="ce11">
            <text:p>43,880</text:p>
          </table:table-cell>
          <table:table-cell office:value-type="float" office:value="22303" table:style-name="ce11">
            <text:p>22,303</text:p>
          </table:table-cell>
          <table:table-cell office:value-type="float" office:value="21577" table:style-name="ce10">
            <text:p>21,5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253" table:style-name="ce52">
            <text:p>9,253</text:p>
          </table:table-cell>
          <table:table-cell office:value-type="float" office:value="23580" table:style-name="ce11">
            <text:p>23,580</text:p>
          </table:table-cell>
          <table:table-cell office:value-type="float" office:value="12176" table:style-name="ce11">
            <text:p>12,176</text:p>
          </table:table-cell>
          <table:table-cell office:value-type="float" office:value="11404" table:style-name="ce10">
            <text:p>11,4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9" table:style-name="ce52">
            <text:p>7,839</text:p>
          </table:table-cell>
          <table:table-cell office:value-type="float" office:value="21807" table:style-name="ce11">
            <text:p>21,807</text:p>
          </table:table-cell>
          <table:table-cell office:value-type="float" office:value="11279" table:style-name="ce11">
            <text:p>11,279</text:p>
          </table:table-cell>
          <table:table-cell office:value-type="float" office:value="10528" table:style-name="ce10">
            <text:p>10,5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73" table:style-name="ce52">
            <text:p>8,073</text:p>
          </table:table-cell>
          <table:table-cell office:value-type="float" office:value="21368" table:style-name="ce11">
            <text:p>21,368</text:p>
          </table:table-cell>
          <table:table-cell office:value-type="float" office:value="10855" table:style-name="ce11">
            <text:p>10,855</text:p>
          </table:table-cell>
          <table:table-cell office:value-type="float" office:value="10513" table:style-name="ce10">
            <text:p>10,5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78" table:style-name="ce52">
            <text:p>3,778</text:p>
          </table:table-cell>
          <table:table-cell office:value-type="float" office:value="9326" table:style-name="ce11">
            <text:p>9,326</text:p>
          </table:table-cell>
          <table:table-cell office:value-type="float" office:value="5033" table:style-name="ce11">
            <text:p>5,033</text:p>
          </table:table-cell>
          <table:table-cell office:value-type="float" office:value="4293" table:style-name="ce10">
            <text:p>4,2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79" table:style-name="ce52">
            <text:p>21,079</text:p>
          </table:table-cell>
          <table:table-cell office:value-type="float" office:value="59019" table:style-name="ce11">
            <text:p>59,019</text:p>
          </table:table-cell>
          <table:table-cell office:value-type="float" office:value="29200" table:style-name="ce11">
            <text:p>29,200</text:p>
          </table:table-cell>
          <table:table-cell office:value-type="float" office:value="29819" table:style-name="ce10">
            <text:p>29,8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20" table:style-name="ce52">
            <text:p>9,720</text:p>
          </table:table-cell>
          <table:table-cell office:value-type="float" office:value="25463" table:style-name="ce11">
            <text:p>25,463</text:p>
          </table:table-cell>
          <table:table-cell office:value-type="float" office:value="13025" table:style-name="ce11">
            <text:p>13,025</text:p>
          </table:table-cell>
          <table:table-cell office:value-type="float" office:value="12438" table:style-name="ce10">
            <text:p>12,4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15" table:style-name="ce52">
            <text:p>8,315</text:p>
          </table:table-cell>
          <table:table-cell office:value-type="float" office:value="24495" table:style-name="ce11">
            <text:p>24,495</text:p>
          </table:table-cell>
          <table:table-cell office:value-type="float" office:value="12362" table:style-name="ce11">
            <text:p>12,362</text:p>
          </table:table-cell>
          <table:table-cell office:value-type="float" office:value="12133" table:style-name="ce10">
            <text:p>12,1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72" table:style-name="ce52">
            <text:p>7,972</text:p>
          </table:table-cell>
          <table:table-cell office:value-type="float" office:value="22258" table:style-name="ce11">
            <text:p>22,258</text:p>
          </table:table-cell>
          <table:table-cell office:value-type="float" office:value="11545" table:style-name="ce11">
            <text:p>11,545</text:p>
          </table:table-cell>
          <table:table-cell office:value-type="float" office:value="10713" table:style-name="ce10">
            <text:p>10,7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31" table:style-name="ce52">
            <text:p>7,231</text:p>
          </table:table-cell>
          <table:table-cell office:value-type="float" office:value="19223" table:style-name="ce11">
            <text:p>19,223</text:p>
          </table:table-cell>
          <table:table-cell office:value-type="float" office:value="9783" table:style-name="ce11">
            <text:p>9,783</text:p>
          </table:table-cell>
          <table:table-cell office:value-type="float" office:value="9440" table:style-name="ce10">
            <text:p>9,4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72" table:style-name="ce52">
            <text:p>4,172</text:p>
          </table:table-cell>
          <table:table-cell office:value-type="float" office:value="10737" table:style-name="ce11">
            <text:p>10,737</text:p>
          </table:table-cell>
          <table:table-cell office:value-type="float" office:value="5395" table:style-name="ce11">
            <text:p>5,395</text:p>
          </table:table-cell>
          <table:table-cell office:value-type="float" office:value="5342" table:style-name="ce10">
            <text:p>5,3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623" table:style-name="ce52">
            <text:p>14,623</text:p>
          </table:table-cell>
          <table:table-cell office:value-type="float" office:value="43260" table:style-name="ce11">
            <text:p>43,260</text:p>
          </table:table-cell>
          <table:table-cell office:value-type="float" office:value="21970" table:style-name="ce11">
            <text:p>21,970</text:p>
          </table:table-cell>
          <table:table-cell office:value-type="float" office:value="21290" table:style-name="ce10">
            <text:p>21,2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867" table:style-name="ce52">
            <text:p>18,867</text:p>
          </table:table-cell>
          <table:table-cell office:value-type="float" office:value="50200" table:style-name="ce11">
            <text:p>50,200</text:p>
          </table:table-cell>
          <table:table-cell office:value-type="float" office:value="25262" table:style-name="ce11">
            <text:p>25,262</text:p>
          </table:table-cell>
          <table:table-cell office:value-type="float" office:value="24938" table:style-name="ce10">
            <text:p>24,9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001" table:style-name="ce52">
            <text:p>13,001</text:p>
          </table:table-cell>
          <table:table-cell office:value-type="float" office:value="37385" table:style-name="ce11">
            <text:p>37,385</text:p>
          </table:table-cell>
          <table:table-cell office:value-type="float" office:value="18669" table:style-name="ce11">
            <text:p>18,669</text:p>
          </table:table-cell>
          <table:table-cell office:value-type="float" office:value="18716" table:style-name="ce10">
            <text:p>18,7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402" table:style-name="ce52">
            <text:p>10,402</text:p>
          </table:table-cell>
          <table:table-cell office:value-type="float" office:value="30386" table:style-name="ce11">
            <text:p>30,386</text:p>
          </table:table-cell>
          <table:table-cell office:value-type="float" office:value="15632" table:style-name="ce11">
            <text:p>15,632</text:p>
          </table:table-cell>
          <table:table-cell office:value-type="float" office:value="14754" table:style-name="ce10">
            <text:p>14,7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4" table:style-name="ce52">
            <text:p>2,714</text:p>
          </table:table-cell>
          <table:table-cell office:value-type="float" office:value="7158" table:style-name="ce11">
            <text:p>7,158</text:p>
          </table:table-cell>
          <table:table-cell office:value-type="float" office:value="3769" table:style-name="ce11">
            <text:p>3,769</text:p>
          </table:table-cell>
          <table:table-cell office:value-type="float" office:value="3389" table:style-name="ce10">
            <text:p>3,3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3" table:style-name="ce52">
            <text:p>5,143</text:p>
          </table:table-cell>
          <table:table-cell office:value-type="float" office:value="13718" table:style-name="ce11">
            <text:p>13,718</text:p>
          </table:table-cell>
          <table:table-cell office:value-type="float" office:value="7090" table:style-name="ce11">
            <text:p>7,090</text:p>
          </table:table-cell>
          <table:table-cell office:value-type="float" office:value="6628" table:style-name="ce10">
            <text:p>6,62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02" table:style-name="ce52">
            <text:p>3,502</text:p>
          </table:table-cell>
          <table:table-cell office:value-type="float" office:value="9286" table:style-name="ce11">
            <text:p>9,286</text:p>
          </table:table-cell>
          <table:table-cell office:value-type="float" office:value="4893" table:style-name="ce11">
            <text:p>4,893</text:p>
          </table:table-cell>
          <table:table-cell office:value-type="float" office:value="4393" table:style-name="ce10">
            <text:p>4,39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33" table:style-name="ce52">
            <text:p>2,833</text:p>
          </table:table-cell>
          <table:table-cell office:value-type="float" office:value="8508" table:style-name="ce11">
            <text:p>8,508</text:p>
          </table:table-cell>
          <table:table-cell office:value-type="float" office:value="4574" table:style-name="ce11">
            <text:p>4,574</text:p>
          </table:table-cell>
          <table:table-cell office:value-type="float" office:value="3934" table:style-name="ce10">
            <text:p>3,9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5" table:style-name="ce52">
            <text:p>1,925</text:p>
          </table:table-cell>
          <table:table-cell office:value-type="float" office:value="4633" table:style-name="ce11">
            <text:p>4,633</text:p>
          </table:table-cell>
          <table:table-cell office:value-type="float" office:value="2609" table:style-name="ce11">
            <text:p>2,609</text:p>
          </table:table-cell>
          <table:table-cell office:value-type="float" office:value="2024" table:style-name="ce10">
            <text:p>2,0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322" table:style-name="ce52">
            <text:p>28,322</text:p>
          </table:table-cell>
          <table:table-cell office:value-type="float" office:value="76194" table:style-name="ce11">
            <text:p>76,194</text:p>
          </table:table-cell>
          <table:table-cell office:value-type="float" office:value="38457" table:style-name="ce11">
            <text:p>38,457</text:p>
          </table:table-cell>
          <table:table-cell office:value-type="float" office:value="37737" table:style-name="ce10">
            <text:p>37,7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131" table:style-name="ce52">
            <text:p>23,131</text:p>
          </table:table-cell>
          <table:table-cell office:value-type="float" office:value="68330" table:style-name="ce11">
            <text:p>68,330</text:p>
          </table:table-cell>
          <table:table-cell office:value-type="float" office:value="34560" table:style-name="ce11">
            <text:p>34,560</text:p>
          </table:table-cell>
          <table:table-cell office:value-type="float" office:value="33770" table:style-name="ce10">
            <text:p>33,7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68" table:style-name="ce52">
            <text:p>11,368</text:p>
          </table:table-cell>
          <table:table-cell office:value-type="float" office:value="34111" table:style-name="ce11">
            <text:p>34,111</text:p>
          </table:table-cell>
          <table:table-cell office:value-type="float" office:value="17531" table:style-name="ce11">
            <text:p>17,531</text:p>
          </table:table-cell>
          <table:table-cell office:value-type="float" office:value="16580" table:style-name="ce10">
            <text:p>16,58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0" table:style-name="ce52">
            <text:p>1,510</text:p>
          </table:table-cell>
          <table:table-cell office:value-type="float" office:value="3836" table:style-name="ce11">
            <text:p>3,836</text:p>
          </table:table-cell>
          <table:table-cell office:value-type="float" office:value="2067" table:style-name="ce11">
            <text:p>2,067</text:p>
          </table:table-cell>
          <table:table-cell office:value-type="float" office:value="1769" table:style-name="ce10">
            <text:p>1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051" table:style-name="ce52">
            <text:p>87,051</text:p>
          </table:table-cell>
          <table:table-cell office:value-type="float" office:value="235869" table:style-name="ce11">
            <text:p>235,869</text:p>
          </table:table-cell>
          <table:table-cell office:value-type="float" office:value="115792" table:style-name="ce11">
            <text:p>115,792</text:p>
          </table:table-cell>
          <table:table-cell office:value-type="float" office:value="120077" table:style-name="ce10">
            <text:p>120,0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727" table:style-name="ce52">
            <text:p>72,727</text:p>
          </table:table-cell>
          <table:table-cell office:value-type="float" office:value="185749" table:style-name="ce11">
            <text:p>185,749</text:p>
          </table:table-cell>
          <table:table-cell office:value-type="float" office:value="88838" table:style-name="ce11">
            <text:p>88,838</text:p>
          </table:table-cell>
          <table:table-cell office:value-type="float" office:value="96911" table:style-name="ce10">
            <text:p>96,9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916" table:style-name="ce52">
            <text:p>46,916</text:p>
          </table:table-cell>
          <table:table-cell office:value-type="float" office:value="124532" table:style-name="ce11">
            <text:p>124,532</text:p>
          </table:table-cell>
          <table:table-cell office:value-type="float" office:value="61418" table:style-name="ce11">
            <text:p>61,418</text:p>
          </table:table-cell>
          <table:table-cell office:value-type="float" office:value="63114" table:style-name="ce10">
            <text:p>63,1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395" table:style-name="ce52">
            <text:p>51,395</text:p>
          </table:table-cell>
          <table:table-cell office:value-type="float" office:value="130902" table:style-name="ce11">
            <text:p>130,902</text:p>
          </table:table-cell>
          <table:table-cell office:value-type="float" office:value="63412" table:style-name="ce11">
            <text:p>63,412</text:p>
          </table:table-cell>
          <table:table-cell office:value-type="float" office:value="67490" table:style-name="ce10">
            <text:p>67,4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5153" table:style-name="ce52">
            <text:p>65,153</text:p>
          </table:table-cell>
          <table:table-cell office:value-type="float" office:value="194546" table:style-name="ce11">
            <text:p>194,546</text:p>
          </table:table-cell>
          <table:table-cell office:value-type="float" office:value="97967" table:style-name="ce11">
            <text:p>97,967</text:p>
          </table:table-cell>
          <table:table-cell office:value-type="float" office:value="96579" table:style-name="ce10">
            <text:p>96,5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486" table:style-name="ce52">
            <text:p>26,486</text:p>
          </table:table-cell>
          <table:table-cell office:value-type="float" office:value="67124" table:style-name="ce11">
            <text:p>67,124</text:p>
          </table:table-cell>
          <table:table-cell office:value-type="float" office:value="31797" table:style-name="ce11">
            <text:p>31,797</text:p>
          </table:table-cell>
          <table:table-cell office:value-type="float" office:value="35327" table:style-name="ce10">
            <text:p>35,32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57" table:style-name="ce53">
            <text:p>32,057</text:p>
          </table:table-cell>
          <table:table-cell office:value-type="float" office:value="78261" table:style-name="ce18">
            <text:p>78,261</text:p>
          </table:table-cell>
          <table:table-cell office:value-type="float" office:value="37738" table:style-name="ce18">
            <text:p>37,738</text:p>
          </table:table-cell>
          <table:table-cell office:value-type="float" office:value="40523" table:style-name="ce17">
            <text:p>40,523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1969" table:style-name="ce75">
            <text:p>1,111,969</text:p>
          </table:table-cell>
          <table:table-cell office:value-type="float" office:value="2773401" table:style-name="ce79">
            <text:p>2,773,401</text:p>
          </table:table-cell>
          <table:table-cell office:value-type="float" office:value="1369045" table:style-name="ce80">
            <text:p>1,369,045</text:p>
          </table:table-cell>
          <table:table-cell office:value-type="float" office:value="1404356" table:style-name="ce72">
            <text:p>1,404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97" table:style-name="ce9">
            <text:p>10,897</text:p>
          </table:table-cell>
          <table:table-cell office:value-type="float" office:value="23839" table:style-name="ce11">
            <text:p>23,839</text:p>
          </table:table-cell>
          <table:table-cell office:value-type="float" office:value="11803" table:style-name="ce9">
            <text:p>11,803</text:p>
          </table:table-cell>
          <table:table-cell office:value-type="float" office:value="12036" table:style-name="ce9">
            <text:p>12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498" table:style-name="ce9">
            <text:p>59,498</text:p>
          </table:table-cell>
          <table:table-cell office:value-type="float" office:value="141302" table:style-name="ce11">
            <text:p>141,302</text:p>
          </table:table-cell>
          <table:table-cell office:value-type="float" office:value="67905" table:style-name="ce9">
            <text:p>67,905</text:p>
          </table:table-cell>
          <table:table-cell office:value-type="float" office:value="73397" table:style-name="ce9">
            <text:p>73,3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365" table:style-name="ce9">
            <text:p>80,365</text:p>
          </table:table-cell>
          <table:table-cell office:value-type="float" office:value="197984" table:style-name="ce11">
            <text:p>197,984</text:p>
          </table:table-cell>
          <table:table-cell office:value-type="float" office:value="94751" table:style-name="ce9">
            <text:p>94,751</text:p>
          </table:table-cell>
          <table:table-cell office:value-type="float" office:value="103233" table:style-name="ce9">
            <text:p>103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780" table:style-name="ce9">
            <text:p>73,780</text:p>
          </table:table-cell>
          <table:table-cell office:value-type="float" office:value="188728" table:style-name="ce11">
            <text:p>188,728</text:p>
          </table:table-cell>
          <table:table-cell office:value-type="float" office:value="92264" table:style-name="ce9">
            <text:p>92,264</text:p>
          </table:table-cell>
          <table:table-cell office:value-type="float" office:value="96464" table:style-name="ce9">
            <text:p>96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911" table:style-name="ce9">
            <text:p>137,911</text:p>
          </table:table-cell>
          <table:table-cell office:value-type="float" office:value="338916" table:style-name="ce11">
            <text:p>338,916</text:p>
          </table:table-cell>
          <table:table-cell office:value-type="float" office:value="163550" table:style-name="ce9">
            <text:p>163,550</text:p>
          </table:table-cell>
          <table:table-cell office:value-type="float" office:value="175366" table:style-name="ce9">
            <text:p>175,3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44" table:style-name="ce9">
            <text:p>23,144</text:p>
          </table:table-cell>
          <table:table-cell office:value-type="float" office:value="50960" table:style-name="ce11">
            <text:p>50,960</text:p>
          </table:table-cell>
          <table:table-cell office:value-type="float" office:value="24440" table:style-name="ce9">
            <text:p>24,440</text:p>
          </table:table-cell>
          <table:table-cell office:value-type="float" office:value="26520" table:style-name="ce9">
            <text:p>26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08" table:style-name="ce9">
            <text:p>12,908</text:p>
          </table:table-cell>
          <table:table-cell office:value-type="float" office:value="26908" table:style-name="ce11">
            <text:p>26,908</text:p>
          </table:table-cell>
          <table:table-cell office:value-type="float" office:value="12723" table:style-name="ce9">
            <text:p>12,723</text:p>
          </table:table-cell>
          <table:table-cell office:value-type="float" office:value="14185" table:style-name="ce9">
            <text:p>14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53" table:style-name="ce9">
            <text:p>72,753</text:p>
          </table:table-cell>
          <table:table-cell office:value-type="float" office:value="168524" table:style-name="ce11">
            <text:p>168,524</text:p>
          </table:table-cell>
          <table:table-cell office:value-type="float" office:value="80728" table:style-name="ce9">
            <text:p>80,728</text:p>
          </table:table-cell>
          <table:table-cell office:value-type="float" office:value="87796" table:style-name="ce9">
            <text:p>87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70" table:style-name="ce9">
            <text:p>79,370</text:p>
          </table:table-cell>
          <table:table-cell office:value-type="float" office:value="187261" table:style-name="ce11">
            <text:p>187,261</text:p>
          </table:table-cell>
          <table:table-cell office:value-type="float" office:value="91799" table:style-name="ce9">
            <text:p>91,799</text:p>
          </table:table-cell>
          <table:table-cell office:value-type="float" office:value="95462" table:style-name="ce9">
            <text:p>95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89" table:style-name="ce9">
            <text:p>11,089</text:p>
          </table:table-cell>
          <table:table-cell office:value-type="float" office:value="28037" table:style-name="ce11">
            <text:p>28,037</text:p>
          </table:table-cell>
          <table:table-cell office:value-type="float" office:value="14435" table:style-name="ce9">
            <text:p>14,435</text:p>
          </table:table-cell>
          <table:table-cell office:value-type="float" office:value="13602" table:style-name="ce9">
            <text:p>13,60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69" table:style-name="ce9">
            <text:p>69,069</text:p>
          </table:table-cell>
          <table:table-cell office:value-type="float" office:value="157739" table:style-name="ce11">
            <text:p>157,739</text:p>
          </table:table-cell>
          <table:table-cell office:value-type="float" office:value="78072" table:style-name="ce9">
            <text:p>78,072</text:p>
          </table:table-cell>
          <table:table-cell office:value-type="float" office:value="79667" table:style-name="ce9">
            <text:p>79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582" table:style-name="ce9">
            <text:p>143,582</text:p>
          </table:table-cell>
          <table:table-cell office:value-type="float" office:value="360107" table:style-name="ce11">
            <text:p>360,107</text:p>
          </table:table-cell>
          <table:table-cell office:value-type="float" office:value="175901" table:style-name="ce9">
            <text:p>175,901</text:p>
          </table:table-cell>
          <table:table-cell office:value-type="float" office:value="184206" table:style-name="ce9">
            <text:p>184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449" table:style-name="ce9">
            <text:p>26,449</text:p>
          </table:table-cell>
          <table:table-cell office:value-type="float" office:value="69604" table:style-name="ce11">
            <text:p>69,604</text:p>
          </table:table-cell>
          <table:table-cell office:value-type="float" office:value="35013" table:style-name="ce9">
            <text:p>35,013</text:p>
          </table:table-cell>
          <table:table-cell office:value-type="float" office:value="34591" table:style-name="ce9">
            <text:p>34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008" table:style-name="ce9">
            <text:p>43,008</text:p>
          </table:table-cell>
          <table:table-cell office:value-type="float" office:value="112306" table:style-name="ce11">
            <text:p>112,306</text:p>
          </table:table-cell>
          <table:table-cell office:value-type="float" office:value="57348" table:style-name="ce9">
            <text:p>57,348</text:p>
          </table:table-cell>
          <table:table-cell office:value-type="float" office:value="54958" table:style-name="ce9">
            <text:p>54,9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65" table:style-name="ce9">
            <text:p>13,765</text:p>
          </table:table-cell>
          <table:table-cell office:value-type="float" office:value="42017" table:style-name="ce11">
            <text:p>42,017</text:p>
          </table:table-cell>
          <table:table-cell office:value-type="float" office:value="21499" table:style-name="ce9">
            <text:p>21,499</text:p>
          </table:table-cell>
          <table:table-cell office:value-type="float" office:value="20518" table:style-name="ce9">
            <text:p>20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192" table:style-name="ce9">
            <text:p>13,192</text:p>
          </table:table-cell>
          <table:table-cell office:value-type="float" office:value="34363" table:style-name="ce11">
            <text:p>34,363</text:p>
          </table:table-cell>
          <table:table-cell office:value-type="float" office:value="17445" table:style-name="ce9">
            <text:p>17,445</text:p>
          </table:table-cell>
          <table:table-cell office:value-type="float" office:value="16918" table:style-name="ce9">
            <text:p>16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600" table:style-name="ce9">
            <text:p>35,600</text:p>
          </table:table-cell>
          <table:table-cell office:value-type="float" office:value="90176" table:style-name="ce11">
            <text:p>90,176</text:p>
          </table:table-cell>
          <table:table-cell office:value-type="float" office:value="45576" table:style-name="ce9">
            <text:p>45,576</text:p>
          </table:table-cell>
          <table:table-cell office:value-type="float" office:value="44600" table:style-name="ce9">
            <text:p>44,6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45" table:style-name="ce9">
            <text:p>19,045</text:p>
          </table:table-cell>
          <table:table-cell office:value-type="float" office:value="45007" table:style-name="ce11">
            <text:p>45,007</text:p>
          </table:table-cell>
          <table:table-cell office:value-type="float" office:value="22709" table:style-name="ce9">
            <text:p>22,709</text:p>
          </table:table-cell>
          <table:table-cell office:value-type="float" office:value="22298" table:style-name="ce9">
            <text:p>22,2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79" table:style-name="ce9">
            <text:p>35,379</text:p>
          </table:table-cell>
          <table:table-cell office:value-type="float" office:value="97105" table:style-name="ce11">
            <text:p>97,105</text:p>
          </table:table-cell>
          <table:table-cell office:value-type="float" office:value="48048" table:style-name="ce9">
            <text:p>48,048</text:p>
          </table:table-cell>
          <table:table-cell office:value-type="float" office:value="49057" table:style-name="ce9">
            <text:p>49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506" table:style-name="ce9">
            <text:p>14,506</text:p>
          </table:table-cell>
          <table:table-cell office:value-type="float" office:value="38501" table:style-name="ce11">
            <text:p>38,501</text:p>
          </table:table-cell>
          <table:table-cell office:value-type="float" office:value="19384" table:style-name="ce9">
            <text:p>19,384</text:p>
          </table:table-cell>
          <table:table-cell office:value-type="float" office:value="19117" table:style-name="ce9">
            <text:p>19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32" table:style-name="ce9">
            <text:p>10,732</text:p>
          </table:table-cell>
          <table:table-cell office:value-type="float" office:value="29684" table:style-name="ce11">
            <text:p>29,684</text:p>
          </table:table-cell>
          <table:table-cell office:value-type="float" office:value="15618" table:style-name="ce9">
            <text:p>15,618</text:p>
          </table:table-cell>
          <table:table-cell office:value-type="float" office:value="14066" table:style-name="ce9">
            <text:p>14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74" table:style-name="ce9">
            <text:p>3,174</text:p>
          </table:table-cell>
          <table:table-cell office:value-type="float" office:value="7002" table:style-name="ce11">
            <text:p>7,002</text:p>
          </table:table-cell>
          <table:table-cell office:value-type="float" office:value="3883" table:style-name="ce9">
            <text:p>3,883</text:p>
          </table:table-cell>
          <table:table-cell office:value-type="float" office:value="3119" table:style-name="ce9">
            <text:p>3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7" table:style-name="ce9">
            <text:p>9,427</text:p>
          </table:table-cell>
          <table:table-cell office:value-type="float" office:value="28447" table:style-name="ce11">
            <text:p>28,447</text:p>
          </table:table-cell>
          <table:table-cell office:value-type="float" office:value="14347" table:style-name="ce9">
            <text:p>14,347</text:p>
          </table:table-cell>
          <table:table-cell office:value-type="float" office:value="14100" table:style-name="ce9">
            <text:p>14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85" table:style-name="ce9">
            <text:p>17,285</text:p>
          </table:table-cell>
          <table:table-cell office:value-type="float" office:value="52077" table:style-name="ce11">
            <text:p>52,077</text:p>
          </table:table-cell>
          <table:table-cell office:value-type="float" office:value="26470" table:style-name="ce9">
            <text:p>26,470</text:p>
          </table:table-cell>
          <table:table-cell office:value-type="float" office:value="25607" table:style-name="ce9">
            <text:p>25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53" table:style-name="ce9">
            <text:p>11,053</text:p>
          </table:table-cell>
          <table:table-cell office:value-type="float" office:value="29752" table:style-name="ce11">
            <text:p>29,752</text:p>
          </table:table-cell>
          <table:table-cell office:value-type="float" office:value="15189" table:style-name="ce9">
            <text:p>15,189</text:p>
          </table:table-cell>
          <table:table-cell office:value-type="float" office:value="14563" table:style-name="ce9">
            <text:p>14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06" table:style-name="ce9">
            <text:p>10,606</text:p>
          </table:table-cell>
          <table:table-cell office:value-type="float" office:value="30031" table:style-name="ce11">
            <text:p>30,031</text:p>
          </table:table-cell>
          <table:table-cell office:value-type="float" office:value="15401" table:style-name="ce9">
            <text:p>15,401</text:p>
          </table:table-cell>
          <table:table-cell office:value-type="float" office:value="14630" table:style-name="ce9">
            <text:p>14,6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28" table:style-name="ce9">
            <text:p>5,728</text:p>
          </table:table-cell>
          <table:table-cell office:value-type="float" office:value="13718" table:style-name="ce11">
            <text:p>13,718</text:p>
          </table:table-cell>
          <table:table-cell office:value-type="float" office:value="6889" table:style-name="ce9">
            <text:p>6,889</text:p>
          </table:table-cell>
          <table:table-cell office:value-type="float" office:value="6829" table:style-name="ce9">
            <text:p>6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87" table:style-name="ce9">
            <text:p>6,787</text:p>
          </table:table-cell>
          <table:table-cell office:value-type="float" office:value="18965" table:style-name="ce11">
            <text:p>18,965</text:p>
          </table:table-cell>
          <table:table-cell office:value-type="float" office:value="9707" table:style-name="ce9">
            <text:p>9,707</text:p>
          </table:table-cell>
          <table:table-cell office:value-type="float" office:value="9258" table:style-name="ce9">
            <text:p>9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800" table:style-name="ce9">
            <text:p>12,800</text:p>
          </table:table-cell>
          <table:table-cell office:value-type="float" office:value="35676" table:style-name="ce11">
            <text:p>35,676</text:p>
          </table:table-cell>
          <table:table-cell office:value-type="float" office:value="18369" table:style-name="ce9">
            <text:p>18,369</text:p>
          </table:table-cell>
          <table:table-cell office:value-type="float" office:value="17307" table:style-name="ce9">
            <text:p>17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01" table:style-name="ce9">
            <text:p>13,701</text:p>
          </table:table-cell>
          <table:table-cell office:value-type="float" office:value="36162" table:style-name="ce11">
            <text:p>36,162</text:p>
          </table:table-cell>
          <table:table-cell office:value-type="float" office:value="18619" table:style-name="ce9">
            <text:p>18,619</text:p>
          </table:table-cell>
          <table:table-cell office:value-type="float" office:value="17543" table:style-name="ce9">
            <text:p>17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53" table:style-name="ce9">
            <text:p>14,853</text:p>
          </table:table-cell>
          <table:table-cell office:value-type="float" office:value="39014" table:style-name="ce11">
            <text:p>39,014</text:p>
          </table:table-cell>
          <table:table-cell office:value-type="float" office:value="20466" table:style-name="ce9">
            <text:p>20,466</text:p>
          </table:table-cell>
          <table:table-cell office:value-type="float" office:value="18548" table:style-name="ce9">
            <text:p>18,5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09" table:style-name="ce9">
            <text:p>5,509</text:p>
          </table:table-cell>
          <table:table-cell office:value-type="float" office:value="12526" table:style-name="ce11">
            <text:p>12,526</text:p>
          </table:table-cell>
          <table:table-cell office:value-type="float" office:value="6781" table:style-name="ce9">
            <text:p>6,781</text:p>
          </table:table-cell>
          <table:table-cell office:value-type="float" office:value="5745" table:style-name="ce9">
            <text:p>5,7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6" table:style-name="ce9">
            <text:p>2,286</text:p>
          </table:table-cell>
          <table:table-cell office:value-type="float" office:value="5919" table:style-name="ce11">
            <text:p>5,919</text:p>
          </table:table-cell>
          <table:table-cell office:value-type="float" office:value="3127" table:style-name="ce9">
            <text:p>3,127</text:p>
          </table:table-cell>
          <table:table-cell office:value-type="float" office:value="2792" table:style-name="ce9">
            <text:p>2,79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83" table:style-name="ce9">
            <text:p>4,783</text:p>
          </table:table-cell>
          <table:table-cell office:value-type="float" office:value="11618" table:style-name="ce11">
            <text:p>11,618</text:p>
          </table:table-cell>
          <table:table-cell office:value-type="float" office:value="6351" table:style-name="ce9">
            <text:p>6,351</text:p>
          </table:table-cell>
          <table:table-cell office:value-type="float" office:value="5267" table:style-name="ce9">
            <text:p>5,26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6" table:style-name="ce9">
            <text:p>5,116</text:p>
          </table:table-cell>
          <table:table-cell office:value-type="float" office:value="14113" table:style-name="ce11">
            <text:p>14,113</text:p>
          </table:table-cell>
          <table:table-cell office:value-type="float" office:value="7623" table:style-name="ce9">
            <text:p>7,623</text:p>
          </table:table-cell>
          <table:table-cell office:value-type="float" office:value="6490" table:style-name="ce9">
            <text:p>6,49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9" table:style-name="ce9">
            <text:p>609</text:p>
          </table:table-cell>
          <table:table-cell office:value-type="float" office:value="1937" table:style-name="ce11">
            <text:p>1,937</text:p>
          </table:table-cell>
          <table:table-cell office:value-type="float" office:value="976" table:style-name="ce9">
            <text:p>976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6" table:style-name="ce9">
            <text:p>1,366</text:p>
          </table:table-cell>
          <table:table-cell office:value-type="float" office:value="4228" table:style-name="ce11">
            <text:p>4,228</text:p>
          </table:table-cell>
          <table:table-cell office:value-type="float" office:value="2223" table:style-name="ce9">
            <text:p>2,223</text:p>
          </table:table-cell>
          <table:table-cell office:value-type="float" office:value="2005" table:style-name="ce9">
            <text:p>2,005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4" table:style-name="ce16">
            <text:p>844</text:p>
          </table:table-cell>
          <table:table-cell office:value-type="float" office:value="3148" table:style-name="ce18">
            <text:p>3,148</text:p>
          </table:table-cell>
          <table:table-cell office:value-type="float" office:value="1613" table:style-name="ce16">
            <text:p>1,613</text:p>
          </table:table-cell>
          <table:table-cell office:value-type="float" office:value="1535" table:style-name="ce16">
            <text:p>1,53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1170" table:style-name="ce71">
            <text:p>171,170</text:p>
          </table:table-cell>
          <table:table-cell office:value-type="float" office:value="453915" table:style-name="ce79">
            <text:p>453,915</text:p>
          </table:table-cell>
          <table:table-cell office:value-type="float" office:value="228973" table:style-name="ce79">
            <text:p>228,973</text:p>
          </table:table-cell>
          <table:table-cell office:value-type="float" office:value="224942" table:style-name="ce73">
            <text:p>224,9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77" table:style-name="ce52">
            <text:p>36,877</text:p>
          </table:table-cell>
          <table:table-cell office:value-type="float" office:value="95635" table:style-name="ce11">
            <text:p>95,635</text:p>
          </table:table-cell>
          <table:table-cell office:value-type="float" office:value="46496" table:style-name="ce11">
            <text:p>46,496</text:p>
          </table:table-cell>
          <table:table-cell office:value-type="float" office:value="49139" table:style-name="ce10">
            <text:p>49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43" table:style-name="ce52">
            <text:p>26,643</text:p>
          </table:table-cell>
          <table:table-cell office:value-type="float" office:value="71799" table:style-name="ce11">
            <text:p>71,799</text:p>
          </table:table-cell>
          <table:table-cell office:value-type="float" office:value="33957" table:style-name="ce11">
            <text:p>33,957</text:p>
          </table:table-cell>
          <table:table-cell office:value-type="float" office:value="37842" table:style-name="ce10">
            <text:p>37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84" table:style-name="ce52">
            <text:p>14,284</text:p>
          </table:table-cell>
          <table:table-cell office:value-type="float" office:value="39068" table:style-name="ce11">
            <text:p>39,068</text:p>
          </table:table-cell>
          <table:table-cell office:value-type="float" office:value="19901" table:style-name="ce11">
            <text:p>19,901</text:p>
          </table:table-cell>
          <table:table-cell office:value-type="float" office:value="19167" table:style-name="ce10">
            <text:p>19,1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91" table:style-name="ce52">
            <text:p>10,391</text:p>
          </table:table-cell>
          <table:table-cell office:value-type="float" office:value="28917" table:style-name="ce11">
            <text:p>28,917</text:p>
          </table:table-cell>
          <table:table-cell office:value-type="float" office:value="14876" table:style-name="ce11">
            <text:p>14,876</text:p>
          </table:table-cell>
          <table:table-cell office:value-type="float" office:value="14041" table:style-name="ce10">
            <text:p>1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310" table:style-name="ce52">
            <text:p>14,310</text:p>
          </table:table-cell>
          <table:table-cell office:value-type="float" office:value="35350" table:style-name="ce11">
            <text:p>35,350</text:p>
          </table:table-cell>
          <table:table-cell office:value-type="float" office:value="18333" table:style-name="ce11">
            <text:p>18,333</text:p>
          </table:table-cell>
          <table:table-cell office:value-type="float" office:value="17017" table:style-name="ce10">
            <text:p>17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44" table:style-name="ce52">
            <text:p>9,044</text:p>
          </table:table-cell>
          <table:table-cell office:value-type="float" office:value="24362" table:style-name="ce11">
            <text:p>24,362</text:p>
          </table:table-cell>
          <table:table-cell office:value-type="float" office:value="12811" table:style-name="ce11">
            <text:p>12,811</text:p>
          </table:table-cell>
          <table:table-cell office:value-type="float" office:value="11551" table:style-name="ce10">
            <text:p>11,5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56" table:style-name="ce52">
            <text:p>11,856</text:p>
          </table:table-cell>
          <table:table-cell office:value-type="float" office:value="32277" table:style-name="ce11">
            <text:p>32,277</text:p>
          </table:table-cell>
          <table:table-cell office:value-type="float" office:value="17052" table:style-name="ce11">
            <text:p>17,052</text:p>
          </table:table-cell>
          <table:table-cell office:value-type="float" office:value="15225" table:style-name="ce10">
            <text:p>15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82" table:style-name="ce52">
            <text:p>19,682</text:p>
          </table:table-cell>
          <table:table-cell office:value-type="float" office:value="53189" table:style-name="ce11">
            <text:p>53,189</text:p>
          </table:table-cell>
          <table:table-cell office:value-type="float" office:value="27197" table:style-name="ce11">
            <text:p>27,197</text:p>
          </table:table-cell>
          <table:table-cell office:value-type="float" office:value="25992" table:style-name="ce10">
            <text:p>25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416" table:style-name="ce52">
            <text:p>15,416</text:p>
          </table:table-cell>
          <table:table-cell office:value-type="float" office:value="40057" table:style-name="ce11">
            <text:p>40,057</text:p>
          </table:table-cell>
          <table:table-cell office:value-type="float" office:value="20556" table:style-name="ce11">
            <text:p>20,556</text:p>
          </table:table-cell>
          <table:table-cell office:value-type="float" office:value="19501" table:style-name="ce10">
            <text:p>19,5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23" table:style-name="ce52">
            <text:p>8,723</text:p>
          </table:table-cell>
          <table:table-cell office:value-type="float" office:value="21217" table:style-name="ce11">
            <text:p>21,217</text:p>
          </table:table-cell>
          <table:table-cell office:value-type="float" office:value="11425" table:style-name="ce11">
            <text:p>11,425</text:p>
          </table:table-cell>
          <table:table-cell office:value-type="float" office:value="9792" table:style-name="ce10">
            <text:p>9,7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2" table:style-name="ce52">
            <text:p>1,952</text:p>
          </table:table-cell>
          <table:table-cell office:value-type="float" office:value="6132" table:style-name="ce11">
            <text:p>6,132</text:p>
          </table:table-cell>
          <table:table-cell office:value-type="float" office:value="3299" table:style-name="ce11">
            <text:p>3,299</text:p>
          </table:table-cell>
          <table:table-cell office:value-type="float" office:value="2833" table:style-name="ce10">
            <text:p>2,8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1992" table:style-name="ce53">
            <text:p>1,992</text:p>
          </table:table-cell>
          <table:table-cell office:value-type="float" office:value="5912" table:style-name="ce18">
            <text:p>5,912</text:p>
          </table:table-cell>
          <table:table-cell office:value-type="float" office:value="3070" table:style-name="ce18">
            <text:p>3,070</text:p>
          </table:table-cell>
          <table:table-cell office:value-type="float" office:value="2842" table:style-name="ce17">
            <text:p>2,842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4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1732" table:style-name="ce71">
            <text:p>201,732</text:p>
          </table:table-cell>
          <table:table-cell office:value-type="float" office:value="565851" table:style-name="ce79">
            <text:p>565,851</text:p>
          </table:table-cell>
          <table:table-cell office:value-type="float" office:value="288764" table:style-name="ce79">
            <text:p>288,764</text:p>
          </table:table-cell>
          <table:table-cell office:value-type="float" office:value="277087" table:style-name="ce73">
            <text:p>277,08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2509" table:style-name="ce52">
            <text:p>72,509</text:p>
          </table:table-cell>
          <table:table-cell office:value-type="float" office:value="196442" table:style-name="ce11">
            <text:p>196,442</text:p>
          </table:table-cell>
          <table:table-cell office:value-type="float" office:value="97715" table:style-name="ce11">
            <text:p>97,715</text:p>
          </table:table-cell>
          <table:table-cell office:value-type="float" office:value="98727" table:style-name="ce10">
            <text:p>98,72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37" table:style-name="ce52">
            <text:p>9,337</text:p>
          </table:table-cell>
          <table:table-cell office:value-type="float" office:value="27993" table:style-name="ce49">
            <text:p>27,993</text:p>
          </table:table-cell>
          <table:table-cell office:value-type="float" office:value="15033" table:style-name="ce11">
            <text:p>15,033</text:p>
          </table:table-cell>
          <table:table-cell office:value-type="float" office:value="12960" table:style-name="ce10">
            <text:p>12,96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933" table:style-name="ce52">
            <text:p>10,933</text:p>
          </table:table-cell>
          <table:table-cell office:value-type="float" office:value="32837" table:style-name="ce49">
            <text:p>32,837</text:p>
          </table:table-cell>
          <table:table-cell office:value-type="float" office:value="17495" table:style-name="ce11">
            <text:p>17,495</text:p>
          </table:table-cell>
          <table:table-cell office:value-type="float" office:value="15342" table:style-name="ce10">
            <text:p>15,34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048" table:style-name="ce52">
            <text:p>35,048</text:p>
          </table:table-cell>
          <table:table-cell office:value-type="float" office:value="97220" table:style-name="ce49">
            <text:p>97,220</text:p>
          </table:table-cell>
          <table:table-cell office:value-type="float" office:value="48843" table:style-name="ce11">
            <text:p>48,843</text:p>
          </table:table-cell>
          <table:table-cell office:value-type="float" office:value="48377" table:style-name="ce10">
            <text:p>48,37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804" table:style-name="ce52">
            <text:p>27,804</text:p>
          </table:table-cell>
          <table:table-cell office:value-type="float" office:value="78069" table:style-name="ce49">
            <text:p>78,069</text:p>
          </table:table-cell>
          <table:table-cell office:value-type="float" office:value="39498" table:style-name="ce11">
            <text:p>39,498</text:p>
          </table:table-cell>
          <table:table-cell office:value-type="float" office:value="38571" table:style-name="ce10">
            <text:p>38,57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05" table:style-name="ce52">
            <text:p>4,405</text:p>
          </table:table-cell>
          <table:table-cell office:value-type="float" office:value="12694" table:style-name="ce49">
            <text:p>12,694</text:p>
          </table:table-cell>
          <table:table-cell office:value-type="float" office:value="6867" table:style-name="ce11">
            <text:p>6,867</text:p>
          </table:table-cell>
          <table:table-cell office:value-type="float" office:value="5827" table:style-name="ce10">
            <text:p>5,82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169" table:style-name="ce52">
            <text:p>19,169</text:p>
          </table:table-cell>
          <table:table-cell office:value-type="float" office:value="57378" table:style-name="ce49">
            <text:p>57,378</text:p>
          </table:table-cell>
          <table:table-cell office:value-type="float" office:value="29408" table:style-name="ce11">
            <text:p>29,408</text:p>
          </table:table-cell>
          <table:table-cell office:value-type="float" office:value="27970" table:style-name="ce10">
            <text:p>27,9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60" table:style-name="ce52">
            <text:p>6,760</text:p>
          </table:table-cell>
          <table:table-cell office:value-type="float" office:value="19936" table:style-name="ce49">
            <text:p>19,936</text:p>
          </table:table-cell>
          <table:table-cell office:value-type="float" office:value="10510" table:style-name="ce11">
            <text:p>10,510</text:p>
          </table:table-cell>
          <table:table-cell office:value-type="float" office:value="9426" table:style-name="ce10">
            <text:p>9,42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86" table:style-name="ce52">
            <text:p>5,886</text:p>
          </table:table-cell>
          <table:table-cell office:value-type="float" office:value="14615" table:style-name="ce49">
            <text:p>14,615</text:p>
          </table:table-cell>
          <table:table-cell office:value-type="float" office:value="7969" table:style-name="ce11">
            <text:p>7,969</text:p>
          </table:table-cell>
          <table:table-cell office:value-type="float" office:value="6646" table:style-name="ce10">
            <text:p>6,64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6" table:style-name="ce52">
            <text:p>3,126</text:p>
          </table:table-cell>
          <table:table-cell office:value-type="float" office:value="9106" table:style-name="ce49">
            <text:p>9,106</text:p>
          </table:table-cell>
          <table:table-cell office:value-type="float" office:value="4958" table:style-name="ce11">
            <text:p>4,958</text:p>
          </table:table-cell>
          <table:table-cell office:value-type="float" office:value="4148" table:style-name="ce10">
            <text:p>4,14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0" table:style-name="ce52">
            <text:p>2,080</text:p>
          </table:table-cell>
          <table:table-cell office:value-type="float" office:value="5460" table:style-name="ce49">
            <text:p>5,460</text:p>
          </table:table-cell>
          <table:table-cell office:value-type="float" office:value="3013" table:style-name="ce11">
            <text:p>3,013</text:p>
          </table:table-cell>
          <table:table-cell office:value-type="float" office:value="2447" table:style-name="ce10">
            <text:p>2,44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5" table:style-name="ce52">
            <text:p>2,915</text:p>
          </table:table-cell>
          <table:table-cell office:value-type="float" office:value="9565" table:style-name="ce49">
            <text:p>9,565</text:p>
          </table:table-cell>
          <table:table-cell office:value-type="float" office:value="4990" table:style-name="ce11">
            <text:p>4,990</text:p>
          </table:table-cell>
          <table:table-cell office:value-type="float" office:value="4575" table:style-name="ce10">
            <text:p>4,575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0" table:style-name="ce53">
            <text:p>1,760</text:p>
          </table:table-cell>
          <table:table-cell office:value-type="float" office:value="4536" table:style-name="ce51">
            <text:p>4,536</text:p>
          </table:table-cell>
          <table:table-cell office:value-type="float" office:value="2465" table:style-name="ce18">
            <text:p>2,465</text:p>
          </table:table-cell>
          <table:table-cell office:value-type="float" office:value="2071" table:style-name="ce17">
            <text:p>2,07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640" table:style-name="ce71">
            <text:p>191,640</text:p>
          </table:table-cell>
          <table:table-cell office:value-type="float" office:value="544548" table:style-name="ce79">
            <text:p>544,548</text:p>
          </table:table-cell>
          <table:table-cell office:value-type="float" office:value="280706" table:style-name="ce79">
            <text:p>280,706</text:p>
          </table:table-cell>
          <table:table-cell office:value-type="float" office:value="263842" table:style-name="ce73">
            <text:p>263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911" table:style-name="ce52">
            <text:p>31,911</text:p>
          </table:table-cell>
          <table:table-cell office:value-type="float" office:value="87855" table:style-name="ce11">
            <text:p>87,855</text:p>
          </table:table-cell>
          <table:table-cell office:value-type="float" office:value="43771" table:style-name="ce11">
            <text:p>43,771</text:p>
          </table:table-cell>
          <table:table-cell office:value-type="float" office:value="44084" table:style-name="ce10">
            <text:p>44,084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492" table:style-name="ce52">
            <text:p>36,492</text:p>
          </table:table-cell>
          <table:table-cell office:value-type="float" office:value="103915" table:style-name="ce11">
            <text:p>103,915</text:p>
          </table:table-cell>
          <table:table-cell office:value-type="float" office:value="52357" table:style-name="ce11">
            <text:p>52,357</text:p>
          </table:table-cell>
          <table:table-cell office:value-type="float" office:value="51558" table:style-name="ce10">
            <text:p>51,558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96" table:style-name="ce52">
            <text:p>14,896</text:p>
          </table:table-cell>
          <table:table-cell office:value-type="float" office:value="44805" table:style-name="ce11">
            <text:p>44,805</text:p>
          </table:table-cell>
          <table:table-cell office:value-type="float" office:value="23336" table:style-name="ce11">
            <text:p>23,336</text:p>
          </table:table-cell>
          <table:table-cell office:value-type="float" office:value="21469" table:style-name="ce10">
            <text:p>21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30" table:style-name="ce52">
            <text:p>11,530</text:p>
          </table:table-cell>
          <table:table-cell office:value-type="float" office:value="33356" table:style-name="ce11">
            <text:p>33,356</text:p>
          </table:table-cell>
          <table:table-cell office:value-type="float" office:value="17642" table:style-name="ce11">
            <text:p>17,642</text:p>
          </table:table-cell>
          <table:table-cell office:value-type="float" office:value="15714" table:style-name="ce10">
            <text:p>15,7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697" table:style-name="ce52">
            <text:p>30,697</text:p>
          </table:table-cell>
          <table:table-cell office:value-type="float" office:value="86753" table:style-name="ce11">
            <text:p>86,753</text:p>
          </table:table-cell>
          <table:table-cell office:value-type="float" office:value="43782" table:style-name="ce11">
            <text:p>43,782</text:p>
          </table:table-cell>
          <table:table-cell office:value-type="float" office:value="42971" table:style-name="ce10">
            <text:p>42,9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7" table:style-name="ce52">
            <text:p>12,037</text:p>
          </table:table-cell>
          <table:table-cell office:value-type="float" office:value="35524" table:style-name="ce11">
            <text:p>35,524</text:p>
          </table:table-cell>
          <table:table-cell office:value-type="float" office:value="18842" table:style-name="ce11">
            <text:p>18,842</text:p>
          </table:table-cell>
          <table:table-cell office:value-type="float" office:value="16682" table:style-name="ce10">
            <text:p>16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0" table:style-name="ce52">
            <text:p>5,960</text:p>
          </table:table-cell>
          <table:table-cell office:value-type="float" office:value="16360" table:style-name="ce11">
            <text:p>16,360</text:p>
          </table:table-cell>
          <table:table-cell office:value-type="float" office:value="8556" table:style-name="ce11">
            <text:p>8,556</text:p>
          </table:table-cell>
          <table:table-cell office:value-type="float" office:value="7804" table:style-name="ce10">
            <text:p>7,8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05" table:style-name="ce52">
            <text:p>5,305</text:p>
          </table:table-cell>
          <table:table-cell office:value-type="float" office:value="14081" table:style-name="ce11">
            <text:p>14,081</text:p>
          </table:table-cell>
          <table:table-cell office:value-type="float" office:value="7497" table:style-name="ce11">
            <text:p>7,497</text:p>
          </table:table-cell>
          <table:table-cell office:value-type="float" office:value="6584" table:style-name="ce10">
            <text:p>6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19" table:style-name="ce52">
            <text:p>10,719</text:p>
          </table:table-cell>
          <table:table-cell office:value-type="float" office:value="32640" table:style-name="ce11">
            <text:p>32,640</text:p>
          </table:table-cell>
          <table:table-cell office:value-type="float" office:value="17013" table:style-name="ce11">
            <text:p>17,013</text:p>
          </table:table-cell>
          <table:table-cell office:value-type="float" office:value="15627" table:style-name="ce10">
            <text:p>15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09" table:style-name="ce52">
            <text:p>6,109</text:p>
          </table:table-cell>
          <table:table-cell office:value-type="float" office:value="17524" table:style-name="ce11">
            <text:p>17,524</text:p>
          </table:table-cell>
          <table:table-cell office:value-type="float" office:value="9302" table:style-name="ce11">
            <text:p>9,302</text:p>
          </table:table-cell>
          <table:table-cell office:value-type="float" office:value="8222" table:style-name="ce10">
            <text:p>8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2" table:style-name="ce52">
            <text:p>3,912</text:p>
          </table:table-cell>
          <table:table-cell office:value-type="float" office:value="9745" table:style-name="ce11">
            <text:p>9,745</text:p>
          </table:table-cell>
          <table:table-cell office:value-type="float" office:value="5354" table:style-name="ce11">
            <text:p>5,354</text:p>
          </table:table-cell>
          <table:table-cell office:value-type="float" office:value="4391" table:style-name="ce10">
            <text:p>4,3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41" table:style-name="ce52">
            <text:p>3,641</text:p>
          </table:table-cell>
          <table:table-cell office:value-type="float" office:value="10420" table:style-name="ce11">
            <text:p>10,420</text:p>
          </table:table-cell>
          <table:table-cell office:value-type="float" office:value="5529" table:style-name="ce11">
            <text:p>5,529</text:p>
          </table:table-cell>
          <table:table-cell office:value-type="float" office:value="4891" table:style-name="ce10">
            <text:p>4,8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20" table:style-name="ce52">
            <text:p>5,620</text:p>
          </table:table-cell>
          <table:table-cell office:value-type="float" office:value="15882" table:style-name="ce11">
            <text:p>15,882</text:p>
          </table:table-cell>
          <table:table-cell office:value-type="float" office:value="8386" table:style-name="ce11">
            <text:p>8,386</text:p>
          </table:table-cell>
          <table:table-cell office:value-type="float" office:value="7496" table:style-name="ce10">
            <text:p>7,4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23" table:style-name="ce52">
            <text:p>2,623</text:p>
          </table:table-cell>
          <table:table-cell office:value-type="float" office:value="6837" table:style-name="ce11">
            <text:p>6,837</text:p>
          </table:table-cell>
          <table:table-cell office:value-type="float" office:value="3824" table:style-name="ce11">
            <text:p>3,824</text:p>
          </table:table-cell>
          <table:table-cell office:value-type="float" office:value="3013" table:style-name="ce10">
            <text:p>3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3" table:style-name="ce52">
            <text:p>4,133</text:p>
          </table:table-cell>
          <table:table-cell office:value-type="float" office:value="12357" table:style-name="ce11">
            <text:p>12,357</text:p>
          </table:table-cell>
          <table:table-cell office:value-type="float" office:value="6540" table:style-name="ce11">
            <text:p>6,540</text:p>
          </table:table-cell>
          <table:table-cell office:value-type="float" office:value="5817" table:style-name="ce10">
            <text:p>5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62" table:style-name="ce52">
            <text:p>2,362</text:p>
          </table:table-cell>
          <table:table-cell office:value-type="float" office:value="6483" table:style-name="ce11">
            <text:p>6,483</text:p>
          </table:table-cell>
          <table:table-cell office:value-type="float" office:value="3529" table:style-name="ce11">
            <text:p>3,529</text:p>
          </table:table-cell>
          <table:table-cell office:value-type="float" office:value="2954" table:style-name="ce10">
            <text:p>2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2" table:style-name="ce52">
            <text:p>1,722</text:p>
          </table:table-cell>
          <table:table-cell office:value-type="float" office:value="4189" table:style-name="ce11">
            <text:p>4,189</text:p>
          </table:table-cell>
          <table:table-cell office:value-type="float" office:value="2332" table:style-name="ce11">
            <text:p>2,332</text:p>
          </table:table-cell>
          <table:table-cell office:value-type="float" office:value="1857" table:style-name="ce10">
            <text:p>1,85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71" table:style-name="ce53">
            <text:p>1,971</text:p>
          </table:table-cell>
          <table:table-cell office:value-type="float" office:value="5822" table:style-name="ce18">
            <text:p>5,822</text:p>
          </table:table-cell>
          <table:table-cell office:value-type="float" office:value="3114" table:style-name="ce18">
            <text:p>3,114</text:p>
          </table:table-cell>
          <table:table-cell office:value-type="float" office:value="2708" table:style-name="ce17">
            <text:p>2,70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3650" table:style-name="ce71">
            <text:p>393,650</text:p>
          </table:table-cell>
          <table:table-cell office:value-type="float" office:value="1270521" table:style-name="ce79">
            <text:p>1,270,521</text:p>
          </table:table-cell>
          <table:table-cell office:value-type="float" office:value="645984" table:style-name="ce79">
            <text:p>645,984</text:p>
          </table:table-cell>
          <table:table-cell office:value-type="float" office:value="624537" table:style-name="ce73">
            <text:p>624,5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525" table:style-name="ce52">
            <text:p>77,525</text:p>
          </table:table-cell>
          <table:table-cell office:value-type="float" office:value="232171" table:style-name="ce11">
            <text:p>232,171</text:p>
          </table:table-cell>
          <table:table-cell office:value-type="float" office:value="114247" table:style-name="ce11">
            <text:p>114,247</text:p>
          </table:table-cell>
          <table:table-cell office:value-type="float" office:value="117924" table:style-name="ce10">
            <text:p>117,9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660" table:style-name="ce52">
            <text:p>40,660</text:p>
          </table:table-cell>
          <table:table-cell office:value-type="float" office:value="125161" table:style-name="ce11">
            <text:p>125,161</text:p>
          </table:table-cell>
          <table:table-cell office:value-type="float" office:value="62005" table:style-name="ce11">
            <text:p>62,005</text:p>
          </table:table-cell>
          <table:table-cell office:value-type="float" office:value="63156" table:style-name="ce10">
            <text:p>63,156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084" table:style-name="ce52">
            <text:p>25,084</text:p>
          </table:table-cell>
          <table:table-cell office:value-type="float" office:value="86737" table:style-name="ce11">
            <text:p>86,737</text:p>
          </table:table-cell>
          <table:table-cell office:value-type="float" office:value="43982" table:style-name="ce11">
            <text:p>43,982</text:p>
          </table:table-cell>
          <table:table-cell office:value-type="float" office:value="42755" table:style-name="ce10">
            <text:p>42,7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303" table:style-name="ce52">
            <text:p>27,303</text:p>
          </table:table-cell>
          <table:table-cell office:value-type="float" office:value="90320" table:style-name="ce11">
            <text:p>90,320</text:p>
          </table:table-cell>
          <table:table-cell office:value-type="float" office:value="45929" table:style-name="ce11">
            <text:p>45,929</text:p>
          </table:table-cell>
          <table:table-cell office:value-type="float" office:value="44391" table:style-name="ce10">
            <text:p>44,3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924" table:style-name="ce52">
            <text:p>10,924</text:p>
          </table:table-cell>
          <table:table-cell office:value-type="float" office:value="33370" table:style-name="ce11">
            <text:p>33,370</text:p>
          </table:table-cell>
          <table:table-cell office:value-type="float" office:value="16790" table:style-name="ce11">
            <text:p>16,790</text:p>
          </table:table-cell>
          <table:table-cell office:value-type="float" office:value="16580" table:style-name="ce10">
            <text:p>16,58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79" table:style-name="ce52">
            <text:p>16,579</text:p>
          </table:table-cell>
          <table:table-cell office:value-type="float" office:value="55112" table:style-name="ce11">
            <text:p>55,112</text:p>
          </table:table-cell>
          <table:table-cell office:value-type="float" office:value="27805" table:style-name="ce11">
            <text:p>27,805</text:p>
          </table:table-cell>
          <table:table-cell office:value-type="float" office:value="27307" table:style-name="ce10">
            <text:p>27,3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20" table:style-name="ce52">
            <text:p>13,320</text:p>
          </table:table-cell>
          <table:table-cell office:value-type="float" office:value="41073" table:style-name="ce11">
            <text:p>41,073</text:p>
          </table:table-cell>
          <table:table-cell office:value-type="float" office:value="21031" table:style-name="ce11">
            <text:p>21,031</text:p>
          </table:table-cell>
          <table:table-cell office:value-type="float" office:value="20042" table:style-name="ce10">
            <text:p>20,0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74" table:style-name="ce52">
            <text:p>15,174</text:p>
          </table:table-cell>
          <table:table-cell office:value-type="float" office:value="49911" table:style-name="ce11">
            <text:p>49,911</text:p>
          </table:table-cell>
          <table:table-cell office:value-type="float" office:value="25623" table:style-name="ce11">
            <text:p>25,623</text:p>
          </table:table-cell>
          <table:table-cell office:value-type="float" office:value="24288" table:style-name="ce10">
            <text:p>24,2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90" table:style-name="ce52">
            <text:p>4,490</text:p>
          </table:table-cell>
          <table:table-cell office:value-type="float" office:value="16692" table:style-name="ce11">
            <text:p>16,692</text:p>
          </table:table-cell>
          <table:table-cell office:value-type="float" office:value="8577" table:style-name="ce11">
            <text:p>8,577</text:p>
          </table:table-cell>
          <table:table-cell office:value-type="float" office:value="8115" table:style-name="ce10">
            <text:p>8,1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408" table:style-name="ce52">
            <text:p>10,408</text:p>
          </table:table-cell>
          <table:table-cell office:value-type="float" office:value="37532" table:style-name="ce11">
            <text:p>37,532</text:p>
          </table:table-cell>
          <table:table-cell office:value-type="float" office:value="19038" table:style-name="ce11">
            <text:p>19,038</text:p>
          </table:table-cell>
          <table:table-cell office:value-type="float" office:value="18494" table:style-name="ce10">
            <text:p>18,4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22" table:style-name="ce52">
            <text:p>13,122</text:p>
          </table:table-cell>
          <table:table-cell office:value-type="float" office:value="46615" table:style-name="ce11">
            <text:p>46,615</text:p>
          </table:table-cell>
          <table:table-cell office:value-type="float" office:value="24290" table:style-name="ce11">
            <text:p>24,290</text:p>
          </table:table-cell>
          <table:table-cell office:value-type="float" office:value="22325" table:style-name="ce10">
            <text:p>22,3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027" table:style-name="ce52">
            <text:p>11,027</text:p>
          </table:table-cell>
          <table:table-cell office:value-type="float" office:value="39042" table:style-name="ce11">
            <text:p>39,042</text:p>
          </table:table-cell>
          <table:table-cell office:value-type="float" office:value="20100" table:style-name="ce11">
            <text:p>20,100</text:p>
          </table:table-cell>
          <table:table-cell office:value-type="float" office:value="18942" table:style-name="ce10">
            <text:p>18,9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318" table:style-name="ce52">
            <text:p>14,318</text:p>
          </table:table-cell>
          <table:table-cell office:value-type="float" office:value="45441" table:style-name="ce11">
            <text:p>45,441</text:p>
          </table:table-cell>
          <table:table-cell office:value-type="float" office:value="23317" table:style-name="ce11">
            <text:p>23,317</text:p>
          </table:table-cell>
          <table:table-cell office:value-type="float" office:value="22124" table:style-name="ce10">
            <text:p>2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3" table:style-name="ce52">
            <text:p>6,823</text:p>
          </table:table-cell>
          <table:table-cell office:value-type="float" office:value="23287" table:style-name="ce11">
            <text:p>23,287</text:p>
          </table:table-cell>
          <table:table-cell office:value-type="float" office:value="12266" table:style-name="ce11">
            <text:p>12,266</text:p>
          </table:table-cell>
          <table:table-cell office:value-type="float" office:value="11021" table:style-name="ce10">
            <text:p>11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92" table:style-name="ce52">
            <text:p>11,392</text:p>
          </table:table-cell>
          <table:table-cell office:value-type="float" office:value="37086" table:style-name="ce11">
            <text:p>37,086</text:p>
          </table:table-cell>
          <table:table-cell office:value-type="float" office:value="19108" table:style-name="ce11">
            <text:p>19,108</text:p>
          </table:table-cell>
          <table:table-cell office:value-type="float" office:value="17978" table:style-name="ce10">
            <text:p>17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83" table:style-name="ce52">
            <text:p>9,183</text:p>
          </table:table-cell>
          <table:table-cell office:value-type="float" office:value="32079" table:style-name="ce11">
            <text:p>32,079</text:p>
          </table:table-cell>
          <table:table-cell office:value-type="float" office:value="16866" table:style-name="ce11">
            <text:p>16,866</text:p>
          </table:table-cell>
          <table:table-cell office:value-type="float" office:value="15213" table:style-name="ce10">
            <text:p>15,2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96" table:style-name="ce52">
            <text:p>10,896</text:p>
          </table:table-cell>
          <table:table-cell office:value-type="float" office:value="34603" table:style-name="ce11">
            <text:p>34,603</text:p>
          </table:table-cell>
          <table:table-cell office:value-type="float" office:value="17761" table:style-name="ce11">
            <text:p>17,761</text:p>
          </table:table-cell>
          <table:table-cell office:value-type="float" office:value="16842" table:style-name="ce10">
            <text:p>16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13" table:style-name="ce52">
            <text:p>11,013</text:p>
          </table:table-cell>
          <table:table-cell office:value-type="float" office:value="36518" table:style-name="ce11">
            <text:p>36,518</text:p>
          </table:table-cell>
          <table:table-cell office:value-type="float" office:value="18880" table:style-name="ce11">
            <text:p>18,880</text:p>
          </table:table-cell>
          <table:table-cell office:value-type="float" office:value="17638" table:style-name="ce10">
            <text:p>17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40" table:style-name="ce52">
            <text:p>13,040</text:p>
          </table:table-cell>
          <table:table-cell office:value-type="float" office:value="42519" table:style-name="ce11">
            <text:p>42,519</text:p>
          </table:table-cell>
          <table:table-cell office:value-type="float" office:value="21850" table:style-name="ce11">
            <text:p>21,850</text:p>
          </table:table-cell>
          <table:table-cell office:value-type="float" office:value="20669" table:style-name="ce10">
            <text:p>20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302" table:style-name="ce52">
            <text:p>5,302</text:p>
          </table:table-cell>
          <table:table-cell office:value-type="float" office:value="14746" table:style-name="ce11">
            <text:p>14,746</text:p>
          </table:table-cell>
          <table:table-cell office:value-type="float" office:value="7783" table:style-name="ce11">
            <text:p>7,783</text:p>
          </table:table-cell>
          <table:table-cell office:value-type="float" office:value="6963" table:style-name="ce10">
            <text:p>6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40" table:style-name="ce52">
            <text:p>8,040</text:p>
          </table:table-cell>
          <table:table-cell office:value-type="float" office:value="26874" table:style-name="ce11">
            <text:p>26,874</text:p>
          </table:table-cell>
          <table:table-cell office:value-type="float" office:value="13873" table:style-name="ce11">
            <text:p>13,873</text:p>
          </table:table-cell>
          <table:table-cell office:value-type="float" office:value="13001" table:style-name="ce10">
            <text:p>13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24" table:style-name="ce52">
            <text:p>9,124</text:p>
          </table:table-cell>
          <table:table-cell office:value-type="float" office:value="30282" table:style-name="ce11">
            <text:p>30,282</text:p>
          </table:table-cell>
          <table:table-cell office:value-type="float" office:value="15621" table:style-name="ce11">
            <text:p>15,621</text:p>
          </table:table-cell>
          <table:table-cell office:value-type="float" office:value="14661" table:style-name="ce10">
            <text:p>14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0" table:style-name="ce52">
            <text:p>10,130</text:p>
          </table:table-cell>
          <table:table-cell office:value-type="float" office:value="32975" table:style-name="ce11">
            <text:p>32,975</text:p>
          </table:table-cell>
          <table:table-cell office:value-type="float" office:value="17432" table:style-name="ce11">
            <text:p>17,432</text:p>
          </table:table-cell>
          <table:table-cell office:value-type="float" office:value="15543" table:style-name="ce10">
            <text:p>15,5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90" table:style-name="ce52">
            <text:p>5,190</text:p>
          </table:table-cell>
          <table:table-cell office:value-type="float" office:value="16245" table:style-name="ce11">
            <text:p>16,245</text:p>
          </table:table-cell>
          <table:table-cell office:value-type="float" office:value="8756" table:style-name="ce11">
            <text:p>8,756</text:p>
          </table:table-cell>
          <table:table-cell office:value-type="float" office:value="7489" table:style-name="ce10">
            <text:p>7,4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6" table:style-name="ce52">
            <text:p>4,586</text:p>
          </table:table-cell>
          <table:table-cell office:value-type="float" office:value="14867" table:style-name="ce11">
            <text:p>14,867</text:p>
          </table:table-cell>
          <table:table-cell office:value-type="float" office:value="7767" table:style-name="ce11">
            <text:p>7,767</text:p>
          </table:table-cell>
          <table:table-cell office:value-type="float" office:value="7100" table:style-name="ce10">
            <text:p>7,10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97" table:style-name="ce53">
            <text:p>8,997</text:p>
          </table:table-cell>
          <table:table-cell office:value-type="float" office:value="29263" table:style-name="ce18">
            <text:p>29,263</text:p>
          </table:table-cell>
          <table:table-cell office:value-type="float" office:value="15287" table:style-name="ce18">
            <text:p>15,287</text:p>
          </table:table-cell>
          <table:table-cell office:value-type="float" office:value="13976" table:style-name="ce17">
            <text:p>13,976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016" table:style-name="ce71">
            <text:p>179,016</text:p>
          </table:table-cell>
          <table:table-cell office:value-type="float" office:value="493138" table:style-name="ce79">
            <text:p>493,138</text:p>
          </table:table-cell>
          <table:table-cell office:value-type="float" office:value="252150" table:style-name="ce79">
            <text:p>252,150</text:p>
          </table:table-cell>
          <table:table-cell office:value-type="float" office:value="240988" table:style-name="ce73">
            <text:p>240,9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239" table:style-name="ce52">
            <text:p>35,239</text:p>
          </table:table-cell>
          <table:table-cell office:value-type="float" office:value="99309" table:style-name="ce11">
            <text:p>99,309</text:p>
          </table:table-cell>
          <table:table-cell office:value-type="float" office:value="49630" table:style-name="ce11">
            <text:p>49,630</text:p>
          </table:table-cell>
          <table:table-cell office:value-type="float" office:value="49679" table:style-name="ce10">
            <text:p>49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07" table:style-name="ce52">
            <text:p>29,007</text:p>
          </table:table-cell>
          <table:table-cell office:value-type="float" office:value="79631" table:style-name="ce11">
            <text:p>79,631</text:p>
          </table:table-cell>
          <table:table-cell office:value-type="float" office:value="39573" table:style-name="ce11">
            <text:p>39,573</text:p>
          </table:table-cell>
          <table:table-cell office:value-type="float" office:value="40058" table:style-name="ce10">
            <text:p>40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77" table:style-name="ce52">
            <text:p>33,877</text:p>
          </table:table-cell>
          <table:table-cell office:value-type="float" office:value="97603" table:style-name="ce11">
            <text:p>97,603</text:p>
          </table:table-cell>
          <table:table-cell office:value-type="float" office:value="49214" table:style-name="ce11">
            <text:p>49,214</text:p>
          </table:table-cell>
          <table:table-cell office:value-type="float" office:value="48389" table:style-name="ce10">
            <text:p>48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212" table:style-name="ce52">
            <text:p>20,212</text:p>
          </table:table-cell>
          <table:table-cell office:value-type="float" office:value="53750" table:style-name="ce11">
            <text:p>53,750</text:p>
          </table:table-cell>
          <table:table-cell office:value-type="float" office:value="27497" table:style-name="ce11">
            <text:p>27,497</text:p>
          </table:table-cell>
          <table:table-cell office:value-type="float" office:value="26253" table:style-name="ce10">
            <text:p>26,2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2" table:style-name="ce52">
            <text:p>4,262</text:p>
          </table:table-cell>
          <table:table-cell office:value-type="float" office:value="10563" table:style-name="ce11">
            <text:p>10,563</text:p>
          </table:table-cell>
          <table:table-cell office:value-type="float" office:value="5523" table:style-name="ce11">
            <text:p>5,523</text:p>
          </table:table-cell>
          <table:table-cell office:value-type="float" office:value="5040" table:style-name="ce10">
            <text:p>5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8" table:style-name="ce52">
            <text:p>12,628</text:p>
          </table:table-cell>
          <table:table-cell office:value-type="float" office:value="37794" table:style-name="ce11">
            <text:p>37,794</text:p>
          </table:table-cell>
          <table:table-cell office:value-type="float" office:value="19917" table:style-name="ce11">
            <text:p>19,917</text:p>
          </table:table-cell>
          <table:table-cell office:value-type="float" office:value="17877" table:style-name="ce10">
            <text:p>17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24" table:style-name="ce52">
            <text:p>8,024</text:p>
          </table:table-cell>
          <table:table-cell office:value-type="float" office:value="17366" table:style-name="ce11">
            <text:p>17,366</text:p>
          </table:table-cell>
          <table:table-cell office:value-type="float" office:value="9260" table:style-name="ce11">
            <text:p>9,260</text:p>
          </table:table-cell>
          <table:table-cell office:value-type="float" office:value="8106" table:style-name="ce10">
            <text:p>8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4" table:style-name="ce52">
            <text:p>5,594</text:p>
          </table:table-cell>
          <table:table-cell office:value-type="float" office:value="14456" table:style-name="ce11">
            <text:p>14,456</text:p>
          </table:table-cell>
          <table:table-cell office:value-type="float" office:value="7874" table:style-name="ce11">
            <text:p>7,874</text:p>
          </table:table-cell>
          <table:table-cell office:value-type="float" office:value="6582" table:style-name="ce10">
            <text:p>6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6" table:style-name="ce52">
            <text:p>5,736</text:p>
          </table:table-cell>
          <table:table-cell office:value-type="float" office:value="15553" table:style-name="ce11">
            <text:p>15,553</text:p>
          </table:table-cell>
          <table:table-cell office:value-type="float" office:value="8177" table:style-name="ce11">
            <text:p>8,177</text:p>
          </table:table-cell>
          <table:table-cell office:value-type="float" office:value="7376" table:style-name="ce10">
            <text:p>7,3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05" table:style-name="ce52">
            <text:p>7,205</text:p>
          </table:table-cell>
          <table:table-cell office:value-type="float" office:value="18104" table:style-name="ce11">
            <text:p>18,104</text:p>
          </table:table-cell>
          <table:table-cell office:value-type="float" office:value="9759" table:style-name="ce11">
            <text:p>9,759</text:p>
          </table:table-cell>
          <table:table-cell office:value-type="float" office:value="8345" table:style-name="ce10">
            <text:p>8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03" table:style-name="ce52">
            <text:p>7,103</text:p>
          </table:table-cell>
          <table:table-cell office:value-type="float" office:value="17210" table:style-name="ce11">
            <text:p>17,210</text:p>
          </table:table-cell>
          <table:table-cell office:value-type="float" office:value="9025" table:style-name="ce11">
            <text:p>9,025</text:p>
          </table:table-cell>
          <table:table-cell office:value-type="float" office:value="8185" table:style-name="ce10">
            <text:p>8,1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4" table:style-name="ce52">
            <text:p>5,274</text:p>
          </table:table-cell>
          <table:table-cell office:value-type="float" office:value="15932" table:style-name="ce11">
            <text:p>15,932</text:p>
          </table:table-cell>
          <table:table-cell office:value-type="float" office:value="8552" table:style-name="ce11">
            <text:p>8,552</text:p>
          </table:table-cell>
          <table:table-cell office:value-type="float" office:value="7380" table:style-name="ce10">
            <text:p>7,38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55" table:style-name="ce53">
            <text:p>4,855</text:p>
          </table:table-cell>
          <table:table-cell office:value-type="float" office:value="15867" table:style-name="ce18">
            <text:p>15,867</text:p>
          </table:table-cell>
          <table:table-cell office:value-type="float" office:value="8149" table:style-name="ce18">
            <text:p>8,149</text:p>
          </table:table-cell>
          <table:table-cell office:value-type="float" office:value="7718" table:style-name="ce17">
            <text:p>7,71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279" table:style-name="ce71">
            <text:p>242,279</text:p>
          </table:table-cell>
          <table:table-cell office:value-type="float" office:value="679635" table:style-name="ce79">
            <text:p>679,635</text:p>
          </table:table-cell>
          <table:table-cell office:value-type="float" office:value="351878" table:style-name="ce79">
            <text:p>351,878</text:p>
          </table:table-cell>
          <table:table-cell office:value-type="float" office:value="327757" table:style-name="ce73">
            <text:p>327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014" table:style-name="ce52">
            <text:p>39,014</text:p>
          </table:table-cell>
          <table:table-cell office:value-type="float" office:value="108696" table:style-name="ce11">
            <text:p>108,696</text:p>
          </table:table-cell>
          <table:table-cell office:value-type="float" office:value="53918" table:style-name="ce11">
            <text:p>53,918</text:p>
          </table:table-cell>
          <table:table-cell office:value-type="float" office:value="54778" table:style-name="ce10">
            <text:p>54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70" table:style-name="ce52">
            <text:p>15,970</text:p>
          </table:table-cell>
          <table:table-cell office:value-type="float" office:value="44223" table:style-name="ce11">
            <text:p>44,223</text:p>
          </table:table-cell>
          <table:table-cell office:value-type="float" office:value="22448" table:style-name="ce11">
            <text:p>22,448</text:p>
          </table:table-cell>
          <table:table-cell office:value-type="float" office:value="21775" table:style-name="ce10">
            <text:p>21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656" table:style-name="ce52">
            <text:p>25,656</text:p>
          </table:table-cell>
          <table:table-cell office:value-type="float" office:value="70935" table:style-name="ce11">
            <text:p>70,935</text:p>
          </table:table-cell>
          <table:table-cell office:value-type="float" office:value="35884" table:style-name="ce11">
            <text:p>35,884</text:p>
          </table:table-cell>
          <table:table-cell office:value-type="float" office:value="35051" table:style-name="ce10">
            <text:p>35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927" table:style-name="ce52">
            <text:p>14,927</text:p>
          </table:table-cell>
          <table:table-cell office:value-type="float" office:value="45590" table:style-name="ce11">
            <text:p>45,590</text:p>
          </table:table-cell>
          <table:table-cell office:value-type="float" office:value="22942" table:style-name="ce11">
            <text:p>22,942</text:p>
          </table:table-cell>
          <table:table-cell office:value-type="float" office:value="22648" table:style-name="ce10">
            <text:p>22,6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40" table:style-name="ce52">
            <text:p>9,540</text:p>
          </table:table-cell>
          <table:table-cell office:value-type="float" office:value="28520" table:style-name="ce11">
            <text:p>28,520</text:p>
          </table:table-cell>
          <table:table-cell office:value-type="float" office:value="14853" table:style-name="ce11">
            <text:p>14,853</text:p>
          </table:table-cell>
          <table:table-cell office:value-type="float" office:value="13667" table:style-name="ce10">
            <text:p>13,6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41" table:style-name="ce52">
            <text:p>16,041</text:p>
          </table:table-cell>
          <table:table-cell office:value-type="float" office:value="39283" table:style-name="ce11">
            <text:p>39,283</text:p>
          </table:table-cell>
          <table:table-cell office:value-type="float" office:value="20308" table:style-name="ce11">
            <text:p>20,308</text:p>
          </table:table-cell>
          <table:table-cell office:value-type="float" office:value="18975" table:style-name="ce10">
            <text:p>18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87" table:style-name="ce52">
            <text:p>11,187</text:p>
          </table:table-cell>
          <table:table-cell office:value-type="float" office:value="31096" table:style-name="ce11">
            <text:p>31,096</text:p>
          </table:table-cell>
          <table:table-cell office:value-type="float" office:value="16404" table:style-name="ce11">
            <text:p>16,404</text:p>
          </table:table-cell>
          <table:table-cell office:value-type="float" office:value="14692" table:style-name="ce10">
            <text:p>14,6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0" table:style-name="ce52">
            <text:p>6,620</text:p>
          </table:table-cell>
          <table:table-cell office:value-type="float" office:value="18713" table:style-name="ce11">
            <text:p>18,713</text:p>
          </table:table-cell>
          <table:table-cell office:value-type="float" office:value="9989" table:style-name="ce11">
            <text:p>9,989</text:p>
          </table:table-cell>
          <table:table-cell office:value-type="float" office:value="8724" table:style-name="ce10">
            <text:p>8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19" table:style-name="ce52">
            <text:p>9,419</text:p>
          </table:table-cell>
          <table:table-cell office:value-type="float" office:value="28443" table:style-name="ce11">
            <text:p>28,443</text:p>
          </table:table-cell>
          <table:table-cell office:value-type="float" office:value="14839" table:style-name="ce11">
            <text:p>14,839</text:p>
          </table:table-cell>
          <table:table-cell office:value-type="float" office:value="13604" table:style-name="ce10">
            <text:p>13,6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31" table:style-name="ce52">
            <text:p>6,031</text:p>
          </table:table-cell>
          <table:table-cell office:value-type="float" office:value="17830" table:style-name="ce11">
            <text:p>17,830</text:p>
          </table:table-cell>
          <table:table-cell office:value-type="float" office:value="9349" table:style-name="ce11">
            <text:p>9,349</text:p>
          </table:table-cell>
          <table:table-cell office:value-type="float" office:value="8481" table:style-name="ce10">
            <text:p>8,4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4" table:style-name="ce52">
            <text:p>8,924</text:p>
          </table:table-cell>
          <table:table-cell office:value-type="float" office:value="26272" table:style-name="ce11">
            <text:p>26,272</text:p>
          </table:table-cell>
          <table:table-cell office:value-type="float" office:value="14056" table:style-name="ce11">
            <text:p>14,056</text:p>
          </table:table-cell>
          <table:table-cell office:value-type="float" office:value="12216" table:style-name="ce10">
            <text:p>12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0" table:style-name="ce52">
            <text:p>8,510</text:p>
          </table:table-cell>
          <table:table-cell office:value-type="float" office:value="23945" table:style-name="ce11">
            <text:p>23,945</text:p>
          </table:table-cell>
          <table:table-cell office:value-type="float" office:value="12638" table:style-name="ce11">
            <text:p>12,638</text:p>
          </table:table-cell>
          <table:table-cell office:value-type="float" office:value="11307" table:style-name="ce10">
            <text:p>11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936" table:style-name="ce52">
            <text:p>14,936</text:p>
          </table:table-cell>
          <table:table-cell office:value-type="float" office:value="47245" table:style-name="ce11">
            <text:p>47,245</text:p>
          </table:table-cell>
          <table:table-cell office:value-type="float" office:value="23532" table:style-name="ce11">
            <text:p>23,532</text:p>
          </table:table-cell>
          <table:table-cell office:value-type="float" office:value="23713" table:style-name="ce10">
            <text:p>23,7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83" table:style-name="ce52">
            <text:p>5,683</text:p>
          </table:table-cell>
          <table:table-cell office:value-type="float" office:value="14316" table:style-name="ce11">
            <text:p>14,316</text:p>
          </table:table-cell>
          <table:table-cell office:value-type="float" office:value="7948" table:style-name="ce11">
            <text:p>7,948</text:p>
          </table:table-cell>
          <table:table-cell office:value-type="float" office:value="6368" table:style-name="ce10">
            <text:p>6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08" table:style-name="ce52">
            <text:p>4,408</text:p>
          </table:table-cell>
          <table:table-cell office:value-type="float" office:value="12614" table:style-name="ce11">
            <text:p>12,614</text:p>
          </table:table-cell>
          <table:table-cell office:value-type="float" office:value="6785" table:style-name="ce11">
            <text:p>6,785</text:p>
          </table:table-cell>
          <table:table-cell office:value-type="float" office:value="5829" table:style-name="ce10">
            <text:p>5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64" table:style-name="ce52">
            <text:p>8,564</text:p>
          </table:table-cell>
          <table:table-cell office:value-type="float" office:value="23162" table:style-name="ce11">
            <text:p>23,162</text:p>
          </table:table-cell>
          <table:table-cell office:value-type="float" office:value="12420" table:style-name="ce11">
            <text:p>12,420</text:p>
          </table:table-cell>
          <table:table-cell office:value-type="float" office:value="10742" table:style-name="ce10">
            <text:p>10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60" table:style-name="ce52">
            <text:p>9,160</text:p>
          </table:table-cell>
          <table:table-cell office:value-type="float" office:value="24998" table:style-name="ce11">
            <text:p>24,998</text:p>
          </table:table-cell>
          <table:table-cell office:value-type="float" office:value="13708" table:style-name="ce11">
            <text:p>13,708</text:p>
          </table:table-cell>
          <table:table-cell office:value-type="float" office:value="11290" table:style-name="ce10">
            <text:p>11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30" table:style-name="ce52">
            <text:p>8,630</text:p>
          </table:table-cell>
          <table:table-cell office:value-type="float" office:value="22594" table:style-name="ce11">
            <text:p>22,594</text:p>
          </table:table-cell>
          <table:table-cell office:value-type="float" office:value="12280" table:style-name="ce11">
            <text:p>12,280</text:p>
          </table:table-cell>
          <table:table-cell office:value-type="float" office:value="10314" table:style-name="ce10">
            <text:p>10,3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1" table:style-name="ce52">
            <text:p>9,361</text:p>
          </table:table-cell>
          <table:table-cell office:value-type="float" office:value="26666" table:style-name="ce11">
            <text:p>26,666</text:p>
          </table:table-cell>
          <table:table-cell office:value-type="float" office:value="14219" table:style-name="ce11">
            <text:p>14,219</text:p>
          </table:table-cell>
          <table:table-cell office:value-type="float" office:value="12447" table:style-name="ce10">
            <text:p>12,44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98" table:style-name="ce53">
            <text:p>9,698</text:p>
          </table:table-cell>
          <table:table-cell office:value-type="float" office:value="24494" table:style-name="ce18">
            <text:p>24,494</text:p>
          </table:table-cell>
          <table:table-cell office:value-type="float" office:value="13358" table:style-name="ce18">
            <text:p>13,358</text:p>
          </table:table-cell>
          <table:table-cell office:value-type="float" office:value="11136" table:style-name="ce17">
            <text:p>11,13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835" table:style-name="ce71">
            <text:p>183,835</text:p>
          </table:table-cell>
          <table:table-cell office:value-type="float" office:value="501774" table:style-name="ce79">
            <text:p>501,774</text:p>
          </table:table-cell>
          <table:table-cell office:value-type="float" office:value="260445" table:style-name="ce79">
            <text:p>260,445</text:p>
          </table:table-cell>
          <table:table-cell office:value-type="float" office:value="241329" table:style-name="ce73">
            <text:p>241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514" table:style-name="ce52">
            <text:p>13,514</text:p>
          </table:table-cell>
          <table:table-cell office:value-type="float" office:value="38342" table:style-name="ce11">
            <text:p>38,342</text:p>
          </table:table-cell>
          <table:table-cell office:value-type="float" office:value="19586" table:style-name="ce11">
            <text:p>19,586</text:p>
          </table:table-cell>
          <table:table-cell office:value-type="float" office:value="18756" table:style-name="ce10">
            <text:p>18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97" table:style-name="ce52">
            <text:p>15,797</text:p>
          </table:table-cell>
          <table:table-cell office:value-type="float" office:value="41838" table:style-name="ce11">
            <text:p>41,838</text:p>
          </table:table-cell>
          <table:table-cell office:value-type="float" office:value="21107" table:style-name="ce11">
            <text:p>21,107</text:p>
          </table:table-cell>
          <table:table-cell office:value-type="float" office:value="20731" table:style-name="ce10">
            <text:p>20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9" table:style-name="ce52">
            <text:p>9,859</text:p>
          </table:table-cell>
          <table:table-cell office:value-type="float" office:value="26226" table:style-name="ce11">
            <text:p>26,226</text:p>
          </table:table-cell>
          <table:table-cell office:value-type="float" office:value="13390" table:style-name="ce11">
            <text:p>13,390</text:p>
          </table:table-cell>
          <table:table-cell office:value-type="float" office:value="12836" table:style-name="ce10">
            <text:p>12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8" table:style-name="ce52">
            <text:p>11,418</text:p>
          </table:table-cell>
          <table:table-cell office:value-type="float" office:value="30613" table:style-name="ce11">
            <text:p>30,613</text:p>
          </table:table-cell>
          <table:table-cell office:value-type="float" office:value="15609" table:style-name="ce11">
            <text:p>15,609</text:p>
          </table:table-cell>
          <table:table-cell office:value-type="float" office:value="15004" table:style-name="ce10">
            <text:p>15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409" table:style-name="ce52">
            <text:p>25,409</text:p>
          </table:table-cell>
          <table:table-cell office:value-type="float" office:value="71333" table:style-name="ce11">
            <text:p>71,333</text:p>
          </table:table-cell>
          <table:table-cell office:value-type="float" office:value="36461" table:style-name="ce11">
            <text:p>36,461</text:p>
          </table:table-cell>
          <table:table-cell office:value-type="float" office:value="34872" table:style-name="ce10">
            <text:p>34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1" table:style-name="ce52">
            <text:p>5,281</text:p>
          </table:table-cell>
          <table:table-cell office:value-type="float" office:value="14239" table:style-name="ce11">
            <text:p>14,239</text:p>
          </table:table-cell>
          <table:table-cell office:value-type="float" office:value="7593" table:style-name="ce11">
            <text:p>7,593</text:p>
          </table:table-cell>
          <table:table-cell office:value-type="float" office:value="6646" table:style-name="ce10">
            <text:p>6,6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52" table:style-name="ce52">
            <text:p>10,752</text:p>
          </table:table-cell>
          <table:table-cell office:value-type="float" office:value="31382" table:style-name="ce11">
            <text:p>31,382</text:p>
          </table:table-cell>
          <table:table-cell office:value-type="float" office:value="16544" table:style-name="ce11">
            <text:p>16,544</text:p>
          </table:table-cell>
          <table:table-cell office:value-type="float" office:value="14838" table:style-name="ce10">
            <text:p>14,8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1" table:style-name="ce52">
            <text:p>8,761</text:p>
          </table:table-cell>
          <table:table-cell office:value-type="float" office:value="22402" table:style-name="ce11">
            <text:p>22,402</text:p>
          </table:table-cell>
          <table:table-cell office:value-type="float" office:value="11855" table:style-name="ce11">
            <text:p>11,855</text:p>
          </table:table-cell>
          <table:table-cell office:value-type="float" office:value="10547" table:style-name="ce10">
            <text:p>10,5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40" table:style-name="ce52">
            <text:p>9,140</text:p>
          </table:table-cell>
          <table:table-cell office:value-type="float" office:value="24005" table:style-name="ce11">
            <text:p>24,005</text:p>
          </table:table-cell>
          <table:table-cell office:value-type="float" office:value="12699" table:style-name="ce11">
            <text:p>12,699</text:p>
          </table:table-cell>
          <table:table-cell office:value-type="float" office:value="11306" table:style-name="ce10">
            <text:p>11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6" table:style-name="ce52">
            <text:p>7,266</text:p>
          </table:table-cell>
          <table:table-cell office:value-type="float" office:value="17800" table:style-name="ce11">
            <text:p>17,800</text:p>
          </table:table-cell>
          <table:table-cell office:value-type="float" office:value="9285" table:style-name="ce11">
            <text:p>9,285</text:p>
          </table:table-cell>
          <table:table-cell office:value-type="float" office:value="8515" table:style-name="ce10">
            <text:p>8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0" table:style-name="ce52">
            <text:p>5,740</text:p>
          </table:table-cell>
          <table:table-cell office:value-type="float" office:value="15032" table:style-name="ce11">
            <text:p>15,032</text:p>
          </table:table-cell>
          <table:table-cell office:value-type="float" office:value="8088" table:style-name="ce11">
            <text:p>8,088</text:p>
          </table:table-cell>
          <table:table-cell office:value-type="float" office:value="6944" table:style-name="ce10">
            <text:p>6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329" table:style-name="ce52">
            <text:p>18,329</text:p>
          </table:table-cell>
          <table:table-cell office:value-type="float" office:value="49098" table:style-name="ce11">
            <text:p>49,098</text:p>
          </table:table-cell>
          <table:table-cell office:value-type="float" office:value="25314" table:style-name="ce11">
            <text:p>25,314</text:p>
          </table:table-cell>
          <table:table-cell office:value-type="float" office:value="23784" table:style-name="ce10">
            <text:p>23,7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28" table:style-name="ce52">
            <text:p>16,128</text:p>
          </table:table-cell>
          <table:table-cell office:value-type="float" office:value="44241" table:style-name="ce11">
            <text:p>44,241</text:p>
          </table:table-cell>
          <table:table-cell office:value-type="float" office:value="22956" table:style-name="ce11">
            <text:p>22,956</text:p>
          </table:table-cell>
          <table:table-cell office:value-type="float" office:value="21285" table:style-name="ce10">
            <text:p>21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75" table:style-name="ce52">
            <text:p>11,675</text:p>
          </table:table-cell>
          <table:table-cell office:value-type="float" office:value="35032" table:style-name="ce11">
            <text:p>35,032</text:p>
          </table:table-cell>
          <table:table-cell office:value-type="float" office:value="18659" table:style-name="ce11">
            <text:p>18,659</text:p>
          </table:table-cell>
          <table:table-cell office:value-type="float" office:value="16373" table:style-name="ce10">
            <text:p>16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3" table:style-name="ce52">
            <text:p>6,753</text:p>
          </table:table-cell>
          <table:table-cell office:value-type="float" office:value="18854" table:style-name="ce11">
            <text:p>18,854</text:p>
          </table:table-cell>
          <table:table-cell office:value-type="float" office:value="10004" table:style-name="ce11">
            <text:p>10,004</text:p>
          </table:table-cell>
          <table:table-cell office:value-type="float" office:value="8850" table:style-name="ce10">
            <text:p>8,8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4" table:style-name="ce52">
            <text:p>4,214</text:p>
          </table:table-cell>
          <table:table-cell office:value-type="float" office:value="11223" table:style-name="ce11">
            <text:p>11,223</text:p>
          </table:table-cell>
          <table:table-cell office:value-type="float" office:value="6052" table:style-name="ce11">
            <text:p>6,052</text:p>
          </table:table-cell>
          <table:table-cell office:value-type="float" office:value="5171" table:style-name="ce10">
            <text:p>5,1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2" table:style-name="ce52">
            <text:p>1,922</text:p>
          </table:table-cell>
          <table:table-cell office:value-type="float" office:value="4576" table:style-name="ce11">
            <text:p>4,576</text:p>
          </table:table-cell>
          <table:table-cell office:value-type="float" office:value="2340" table:style-name="ce11">
            <text:p>2,340</text:p>
          </table:table-cell>
          <table:table-cell office:value-type="float" office:value="2236" table:style-name="ce10">
            <text:p>2,2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7" table:style-name="ce53">
            <text:p>1,877</text:p>
          </table:table-cell>
          <table:table-cell office:value-type="float" office:value="5538" table:style-name="ce18">
            <text:p>5,538</text:p>
          </table:table-cell>
          <table:table-cell office:value-type="float" office:value="2903" table:style-name="ce18">
            <text:p>2,903</text:p>
          </table:table-cell>
          <table:table-cell office:value-type="float" office:value="2635" table:style-name="ce17">
            <text:p>2,63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0164" table:style-name="ce71">
            <text:p>290,164</text:p>
          </table:table-cell>
          <table:table-cell office:value-type="float" office:value="816636" table:style-name="ce79">
            <text:p>816,636</text:p>
          </table:table-cell>
          <table:table-cell office:value-type="float" office:value="416355" table:style-name="ce79">
            <text:p>416,355</text:p>
          </table:table-cell>
          <table:table-cell office:value-type="float" office:value="400281" table:style-name="ce73">
            <text:p>400,2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30" table:style-name="ce52">
            <text:p>74,930</text:p>
          </table:table-cell>
          <table:table-cell office:value-type="float" office:value="198676" table:style-name="ce11">
            <text:p>198,676</text:p>
          </table:table-cell>
          <table:table-cell office:value-type="float" office:value="97786" table:style-name="ce11">
            <text:p>97,786</text:p>
          </table:table-cell>
          <table:table-cell office:value-type="float" office:value="100890" table:style-name="ce10">
            <text:p>100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054" table:style-name="ce52">
            <text:p>20,054</text:p>
          </table:table-cell>
          <table:table-cell office:value-type="float" office:value="53932" table:style-name="ce11">
            <text:p>53,932</text:p>
          </table:table-cell>
          <table:table-cell office:value-type="float" office:value="26867" table:style-name="ce11">
            <text:p>26,867</text:p>
          </table:table-cell>
          <table:table-cell office:value-type="float" office:value="27065" table:style-name="ce10">
            <text:p>27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003" table:style-name="ce52">
            <text:p>17,003</text:p>
          </table:table-cell>
          <table:table-cell office:value-type="float" office:value="46993" table:style-name="ce11">
            <text:p>46,993</text:p>
          </table:table-cell>
          <table:table-cell office:value-type="float" office:value="23694" table:style-name="ce11">
            <text:p>23,694</text:p>
          </table:table-cell>
          <table:table-cell office:value-type="float" office:value="23299" table:style-name="ce10">
            <text:p>23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98" table:style-name="ce52">
            <text:p>11,798</text:p>
          </table:table-cell>
          <table:table-cell office:value-type="float" office:value="30541" table:style-name="ce11">
            <text:p>30,541</text:p>
          </table:table-cell>
          <table:table-cell office:value-type="float" office:value="15631" table:style-name="ce11">
            <text:p>15,631</text:p>
          </table:table-cell>
          <table:table-cell office:value-type="float" office:value="14910" table:style-name="ce10">
            <text:p>14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444" table:style-name="ce52">
            <text:p>15,444</text:p>
          </table:table-cell>
          <table:table-cell office:value-type="float" office:value="50335" table:style-name="ce11">
            <text:p>50,335</text:p>
          </table:table-cell>
          <table:table-cell office:value-type="float" office:value="26119" table:style-name="ce11">
            <text:p>26,119</text:p>
          </table:table-cell>
          <table:table-cell office:value-type="float" office:value="24216" table:style-name="ce10">
            <text:p>24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75" table:style-name="ce52">
            <text:p>10,275</text:p>
          </table:table-cell>
          <table:table-cell office:value-type="float" office:value="29548" table:style-name="ce11">
            <text:p>29,548</text:p>
          </table:table-cell>
          <table:table-cell office:value-type="float" office:value="15367" table:style-name="ce11">
            <text:p>15,367</text:p>
          </table:table-cell>
          <table:table-cell office:value-type="float" office:value="14181" table:style-name="ce10">
            <text:p>14,1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60" table:style-name="ce52">
            <text:p>3,860</text:p>
          </table:table-cell>
          <table:table-cell office:value-type="float" office:value="10876" table:style-name="ce11">
            <text:p>10,876</text:p>
          </table:table-cell>
          <table:table-cell office:value-type="float" office:value="5641" table:style-name="ce11">
            <text:p>5,641</text:p>
          </table:table-cell>
          <table:table-cell office:value-type="float" office:value="5235" table:style-name="ce10">
            <text:p>5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232" table:style-name="ce52">
            <text:p>7,232</text:p>
          </table:table-cell>
          <table:table-cell office:value-type="float" office:value="21990" table:style-name="ce11">
            <text:p>21,990</text:p>
          </table:table-cell>
          <table:table-cell office:value-type="float" office:value="11301" table:style-name="ce11">
            <text:p>11,301</text:p>
          </table:table-cell>
          <table:table-cell office:value-type="float" office:value="10689" table:style-name="ce10">
            <text:p>10,6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31" table:style-name="ce52">
            <text:p>8,231</text:p>
          </table:table-cell>
          <table:table-cell office:value-type="float" office:value="25743" table:style-name="ce11">
            <text:p>25,743</text:p>
          </table:table-cell>
          <table:table-cell office:value-type="float" office:value="13082" table:style-name="ce11">
            <text:p>13,082</text:p>
          </table:table-cell>
          <table:table-cell office:value-type="float" office:value="12661" table:style-name="ce10">
            <text:p>12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7" table:style-name="ce52">
            <text:p>7,897</text:p>
          </table:table-cell>
          <table:table-cell office:value-type="float" office:value="25204" table:style-name="ce11">
            <text:p>25,204</text:p>
          </table:table-cell>
          <table:table-cell office:value-type="float" office:value="13045" table:style-name="ce11">
            <text:p>13,045</text:p>
          </table:table-cell>
          <table:table-cell office:value-type="float" office:value="12159" table:style-name="ce10">
            <text:p>12,1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1" table:style-name="ce52">
            <text:p>9,211</text:p>
          </table:table-cell>
          <table:table-cell office:value-type="float" office:value="23887" table:style-name="ce11">
            <text:p>23,887</text:p>
          </table:table-cell>
          <table:table-cell office:value-type="float" office:value="12711" table:style-name="ce11">
            <text:p>12,711</text:p>
          </table:table-cell>
          <table:table-cell office:value-type="float" office:value="11176" table:style-name="ce10">
            <text:p>11,1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38" table:style-name="ce52">
            <text:p>6,538</text:p>
          </table:table-cell>
          <table:table-cell office:value-type="float" office:value="20314" table:style-name="ce11">
            <text:p>20,314</text:p>
          </table:table-cell>
          <table:table-cell office:value-type="float" office:value="10551" table:style-name="ce11">
            <text:p>10,551</text:p>
          </table:table-cell>
          <table:table-cell office:value-type="float" office:value="9763" table:style-name="ce10">
            <text:p>9,7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909" table:style-name="ce52">
            <text:p>18,909</text:p>
          </table:table-cell>
          <table:table-cell office:value-type="float" office:value="53499" table:style-name="ce11">
            <text:p>53,499</text:p>
          </table:table-cell>
          <table:table-cell office:value-type="float" office:value="27581" table:style-name="ce11">
            <text:p>27,581</text:p>
          </table:table-cell>
          <table:table-cell office:value-type="float" office:value="25918" table:style-name="ce10">
            <text:p>25,9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6" table:style-name="ce52">
            <text:p>5,666</text:p>
          </table:table-cell>
          <table:table-cell office:value-type="float" office:value="16772" table:style-name="ce11">
            <text:p>16,772</text:p>
          </table:table-cell>
          <table:table-cell office:value-type="float" office:value="8888" table:style-name="ce11">
            <text:p>8,888</text:p>
          </table:table-cell>
          <table:table-cell office:value-type="float" office:value="7884" table:style-name="ce10">
            <text:p>7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47" table:style-name="ce52">
            <text:p>3,447</text:p>
          </table:table-cell>
          <table:table-cell office:value-type="float" office:value="9672" table:style-name="ce11">
            <text:p>9,672</text:p>
          </table:table-cell>
          <table:table-cell office:value-type="float" office:value="5164" table:style-name="ce11">
            <text:p>5,164</text:p>
          </table:table-cell>
          <table:table-cell office:value-type="float" office:value="4508" table:style-name="ce10">
            <text:p>4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19" table:style-name="ce52">
            <text:p>8,619</text:p>
          </table:table-cell>
          <table:table-cell office:value-type="float" office:value="23903" table:style-name="ce11">
            <text:p>23,903</text:p>
          </table:table-cell>
          <table:table-cell office:value-type="float" office:value="12489" table:style-name="ce11">
            <text:p>12,489</text:p>
          </table:table-cell>
          <table:table-cell office:value-type="float" office:value="11414" table:style-name="ce10">
            <text:p>11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3" table:style-name="ce52">
            <text:p>11,873</text:p>
          </table:table-cell>
          <table:table-cell office:value-type="float" office:value="34253" table:style-name="ce11">
            <text:p>34,253</text:p>
          </table:table-cell>
          <table:table-cell office:value-type="float" office:value="17770" table:style-name="ce11">
            <text:p>17,770</text:p>
          </table:table-cell>
          <table:table-cell office:value-type="float" office:value="16483" table:style-name="ce10">
            <text:p>16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22" table:style-name="ce52">
            <text:p>4,522</text:p>
          </table:table-cell>
          <table:table-cell office:value-type="float" office:value="15295" table:style-name="ce11">
            <text:p>15,295</text:p>
          </table:table-cell>
          <table:table-cell office:value-type="float" office:value="7706" table:style-name="ce11">
            <text:p>7,706</text:p>
          </table:table-cell>
          <table:table-cell office:value-type="float" office:value="7589" table:style-name="ce10">
            <text:p>7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81" table:style-name="ce52">
            <text:p>6,681</text:p>
          </table:table-cell>
          <table:table-cell office:value-type="float" office:value="17449" table:style-name="ce11">
            <text:p>17,449</text:p>
          </table:table-cell>
          <table:table-cell office:value-type="float" office:value="8888" table:style-name="ce11">
            <text:p>8,888</text:p>
          </table:table-cell>
          <table:table-cell office:value-type="float" office:value="8561" table:style-name="ce10">
            <text:p>8,5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0" table:style-name="ce52">
            <text:p>3,750</text:p>
          </table:table-cell>
          <table:table-cell office:value-type="float" office:value="10441" table:style-name="ce11">
            <text:p>10,441</text:p>
          </table:table-cell>
          <table:table-cell office:value-type="float" office:value="5364" table:style-name="ce11">
            <text:p>5,364</text:p>
          </table:table-cell>
          <table:table-cell office:value-type="float" office:value="5077" table:style-name="ce10">
            <text:p>5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9" table:style-name="ce52">
            <text:p>6,959</text:p>
          </table:table-cell>
          <table:table-cell office:value-type="float" office:value="18762" table:style-name="ce11">
            <text:p>18,762</text:p>
          </table:table-cell>
          <table:table-cell office:value-type="float" office:value="9719" table:style-name="ce11">
            <text:p>9,719</text:p>
          </table:table-cell>
          <table:table-cell office:value-type="float" office:value="9043" table:style-name="ce10">
            <text:p>9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10" table:style-name="ce52">
            <text:p>4,610</text:p>
          </table:table-cell>
          <table:table-cell office:value-type="float" office:value="12155" table:style-name="ce11">
            <text:p>12,155</text:p>
          </table:table-cell>
          <table:table-cell office:value-type="float" office:value="6661" table:style-name="ce11">
            <text:p>6,661</text:p>
          </table:table-cell>
          <table:table-cell office:value-type="float" office:value="5494" table:style-name="ce10">
            <text:p>5,4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4" table:style-name="ce52">
            <text:p>3,484</text:p>
          </table:table-cell>
          <table:table-cell office:value-type="float" office:value="8332" table:style-name="ce11">
            <text:p>8,332</text:p>
          </table:table-cell>
          <table:table-cell office:value-type="float" office:value="4460" table:style-name="ce11">
            <text:p>4,460</text:p>
          </table:table-cell>
          <table:table-cell office:value-type="float" office:value="3872" table:style-name="ce10">
            <text:p>3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2" table:style-name="ce52">
            <text:p>3,022</text:p>
          </table:table-cell>
          <table:table-cell office:value-type="float" office:value="7589" table:style-name="ce11">
            <text:p>7,589</text:p>
          </table:table-cell>
          <table:table-cell office:value-type="float" office:value="4125" table:style-name="ce11">
            <text:p>4,125</text:p>
          </table:table-cell>
          <table:table-cell office:value-type="float" office:value="3464" table:style-name="ce10">
            <text:p>3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65" table:style-name="ce52">
            <text:p>2,065</text:p>
          </table:table-cell>
          <table:table-cell office:value-type="float" office:value="5277" table:style-name="ce11">
            <text:p>5,277</text:p>
          </table:table-cell>
          <table:table-cell office:value-type="float" office:value="2790" table:style-name="ce11">
            <text:p>2,790</text:p>
          </table:table-cell>
          <table:table-cell office:value-type="float" office:value="2487" table:style-name="ce10">
            <text:p>2,4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0" table:style-name="ce52">
            <text:p>2,340</text:p>
          </table:table-cell>
          <table:table-cell office:value-type="float" office:value="7660" table:style-name="ce11">
            <text:p>7,660</text:p>
          </table:table-cell>
          <table:table-cell office:value-type="float" office:value="3861" table:style-name="ce11">
            <text:p>3,861</text:p>
          </table:table-cell>
          <table:table-cell office:value-type="float" office:value="3799" table:style-name="ce10">
            <text:p>3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40" table:style-name="ce52">
            <text:p>1,040</text:p>
          </table:table-cell>
          <table:table-cell office:value-type="float" office:value="3279" table:style-name="ce11">
            <text:p>3,279</text:p>
          </table:table-cell>
          <table:table-cell office:value-type="float" office:value="1680" table:style-name="ce11">
            <text:p>1,680</text:p>
          </table:table-cell>
          <table:table-cell office:value-type="float" office:value="1599" table:style-name="ce10">
            <text:p>1,5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70" table:style-name="ce52">
            <text:p>2,070</text:p>
          </table:table-cell>
          <table:table-cell office:value-type="float" office:value="6746" table:style-name="ce11">
            <text:p>6,746</text:p>
          </table:table-cell>
          <table:table-cell office:value-type="float" office:value="3406" table:style-name="ce11">
            <text:p>3,406</text:p>
          </table:table-cell>
          <table:table-cell office:value-type="float" office:value="3340" table:style-name="ce10">
            <text:p>3,3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02" table:style-name="ce52">
            <text:p>1,402</text:p>
          </table:table-cell>
          <table:table-cell office:value-type="float" office:value="5398" table:style-name="ce11">
            <text:p>5,398</text:p>
          </table:table-cell>
          <table:table-cell office:value-type="float" office:value="2825" table:style-name="ce11">
            <text:p>2,825</text:p>
          </table:table-cell>
          <table:table-cell office:value-type="float" office:value="2573" table:style-name="ce10">
            <text:p>2,5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9" table:style-name="ce52">
            <text:p>2,249</text:p>
          </table:table-cell>
          <table:table-cell office:value-type="float" office:value="7436" table:style-name="ce11">
            <text:p>7,436</text:p>
          </table:table-cell>
          <table:table-cell office:value-type="float" office:value="3724" table:style-name="ce11">
            <text:p>3,724</text:p>
          </table:table-cell>
          <table:table-cell office:value-type="float" office:value="3712" table:style-name="ce10">
            <text:p>3,7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0" table:style-name="ce52">
            <text:p>1,430</text:p>
          </table:table-cell>
          <table:table-cell office:value-type="float" office:value="4933" table:style-name="ce11">
            <text:p>4,933</text:p>
          </table:table-cell>
          <table:table-cell office:value-type="float" office:value="2516" table:style-name="ce11">
            <text:p>2,516</text:p>
          </table:table-cell>
          <table:table-cell office:value-type="float" office:value="2417" table:style-name="ce10">
            <text:p>2,4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95" table:style-name="ce52">
            <text:p>1,595</text:p>
          </table:table-cell>
          <table:table-cell office:value-type="float" office:value="4881" table:style-name="ce11">
            <text:p>4,881</text:p>
          </table:table-cell>
          <table:table-cell office:value-type="float" office:value="2505" table:style-name="ce11">
            <text:p>2,505</text:p>
          </table:table-cell>
          <table:table-cell office:value-type="float" office:value="2376" table:style-name="ce10">
            <text:p>2,3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58" table:style-name="ce53">
            <text:p>1,958</text:p>
          </table:table-cell>
          <table:table-cell office:value-type="float" office:value="4865" table:style-name="ce18">
            <text:p>4,865</text:p>
          </table:table-cell>
          <table:table-cell office:value-type="float" office:value="2438" table:style-name="ce18">
            <text:p>2,438</text:p>
          </table:table-cell>
          <table:table-cell office:value-type="float" office:value="2427" table:style-name="ce17">
            <text:p>2,427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216" table:style-name="ce71">
            <text:p>83,216</text:p>
          </table:table-cell>
          <table:table-cell office:value-type="float" office:value="216164" table:style-name="ce79">
            <text:p>216,164</text:p>
          </table:table-cell>
          <table:table-cell office:value-type="float" office:value="111195" table:style-name="ce79">
            <text:p>111,195</text:p>
          </table:table-cell>
          <table:table-cell office:value-type="float" office:value="104969" table:style-name="ce73">
            <text:p>104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79" table:style-name="ce52">
            <text:p>40,079</text:p>
          </table:table-cell>
          <table:table-cell office:value-type="float" office:value="105066" table:style-name="ce11">
            <text:p>105,066</text:p>
          </table:table-cell>
          <table:table-cell office:value-type="float" office:value="52429" table:style-name="ce11">
            <text:p>52,429</text:p>
          </table:table-cell>
          <table:table-cell office:value-type="float" office:value="52637" table:style-name="ce10">
            <text:p>52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4" table:style-name="ce52">
            <text:p>5,344</text:p>
          </table:table-cell>
          <table:table-cell office:value-type="float" office:value="13634" table:style-name="ce11">
            <text:p>13,634</text:p>
          </table:table-cell>
          <table:table-cell office:value-type="float" office:value="7170" table:style-name="ce11">
            <text:p>7,170</text:p>
          </table:table-cell>
          <table:table-cell office:value-type="float" office:value="6464" table:style-name="ce10">
            <text:p>6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05" table:style-name="ce52">
            <text:p>3,205</text:p>
          </table:table-cell>
          <table:table-cell office:value-type="float" office:value="8538" table:style-name="ce11">
            <text:p>8,538</text:p>
          </table:table-cell>
          <table:table-cell office:value-type="float" office:value="4413" table:style-name="ce11">
            <text:p>4,413</text:p>
          </table:table-cell>
          <table:table-cell office:value-type="float" office:value="4125" table:style-name="ce10">
            <text:p>4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9" table:style-name="ce52">
            <text:p>6,779</text:p>
          </table:table-cell>
          <table:table-cell office:value-type="float" office:value="17101" table:style-name="ce11">
            <text:p>17,101</text:p>
          </table:table-cell>
          <table:table-cell office:value-type="float" office:value="9006" table:style-name="ce11">
            <text:p>9,006</text:p>
          </table:table-cell>
          <table:table-cell office:value-type="float" office:value="8095" table:style-name="ce10">
            <text:p>8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36" table:style-name="ce52">
            <text:p>2,436</text:p>
          </table:table-cell>
          <table:table-cell office:value-type="float" office:value="5766" table:style-name="ce11">
            <text:p>5,766</text:p>
          </table:table-cell>
          <table:table-cell office:value-type="float" office:value="3018" table:style-name="ce11">
            <text:p>3,018</text:p>
          </table:table-cell>
          <table:table-cell office:value-type="float" office:value="2748" table:style-name="ce10">
            <text:p>2,7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62" table:style-name="ce52">
            <text:p>4,762</text:p>
          </table:table-cell>
          <table:table-cell office:value-type="float" office:value="10969" table:style-name="ce11">
            <text:p>10,969</text:p>
          </table:table-cell>
          <table:table-cell office:value-type="float" office:value="5814" table:style-name="ce11">
            <text:p>5,814</text:p>
          </table:table-cell>
          <table:table-cell office:value-type="float" office:value="5155" table:style-name="ce10">
            <text:p>5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40" table:style-name="ce52">
            <text:p>3,740</text:p>
          </table:table-cell>
          <table:table-cell office:value-type="float" office:value="8309" table:style-name="ce11">
            <text:p>8,309</text:p>
          </table:table-cell>
          <table:table-cell office:value-type="float" office:value="4592" table:style-name="ce11">
            <text:p>4,592</text:p>
          </table:table-cell>
          <table:table-cell office:value-type="float" office:value="3717" table:style-name="ce10">
            <text:p>3,7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86" table:style-name="ce52">
            <text:p>2,886</text:p>
          </table:table-cell>
          <table:table-cell office:value-type="float" office:value="6987" table:style-name="ce11">
            <text:p>6,987</text:p>
          </table:table-cell>
          <table:table-cell office:value-type="float" office:value="3945" table:style-name="ce11">
            <text:p>3,945</text:p>
          </table:table-cell>
          <table:table-cell office:value-type="float" office:value="3042" table:style-name="ce10">
            <text:p>3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5" table:style-name="ce52">
            <text:p>3,025</text:p>
          </table:table-cell>
          <table:table-cell office:value-type="float" office:value="7676" table:style-name="ce11">
            <text:p>7,676</text:p>
          </table:table-cell>
          <table:table-cell office:value-type="float" office:value="4061" table:style-name="ce11">
            <text:p>4,061</text:p>
          </table:table-cell>
          <table:table-cell office:value-type="float" office:value="3615" table:style-name="ce10">
            <text:p>3,6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1" table:style-name="ce52">
            <text:p>3,181</text:p>
          </table:table-cell>
          <table:table-cell office:value-type="float" office:value="8130" table:style-name="ce11">
            <text:p>8,130</text:p>
          </table:table-cell>
          <table:table-cell office:value-type="float" office:value="4204" table:style-name="ce11">
            <text:p>4,204</text:p>
          </table:table-cell>
          <table:table-cell office:value-type="float" office:value="3926" table:style-name="ce10">
            <text:p>3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4" table:style-name="ce52">
            <text:p>1,144</text:p>
          </table:table-cell>
          <table:table-cell office:value-type="float" office:value="4023" table:style-name="ce11">
            <text:p>4,023</text:p>
          </table:table-cell>
          <table:table-cell office:value-type="float" office:value="2126" table:style-name="ce11">
            <text:p>2,126</text:p>
          </table:table-cell>
          <table:table-cell office:value-type="float" office:value="1897" table:style-name="ce10">
            <text:p>1,8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5" table:style-name="ce52">
            <text:p>1,065</text:p>
          </table:table-cell>
          <table:table-cell office:value-type="float" office:value="3520" table:style-name="ce11">
            <text:p>3,520</text:p>
          </table:table-cell>
          <table:table-cell office:value-type="float" office:value="1886" table:style-name="ce11">
            <text:p>1,886</text:p>
          </table:table-cell>
          <table:table-cell office:value-type="float" office:value="1634" table:style-name="ce10">
            <text:p>1,63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3" table:style-name="ce52">
            <text:p>1,083</text:p>
          </table:table-cell>
          <table:table-cell office:value-type="float" office:value="4087" table:style-name="ce11">
            <text:p>4,087</text:p>
          </table:table-cell>
          <table:table-cell office:value-type="float" office:value="2172" table:style-name="ce11">
            <text:p>2,172</text:p>
          </table:table-cell>
          <table:table-cell office:value-type="float" office:value="1915" table:style-name="ce10">
            <text:p>1,9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6" table:style-name="ce52">
            <text:p>1,426</text:p>
          </table:table-cell>
          <table:table-cell office:value-type="float" office:value="3510" table:style-name="ce11">
            <text:p>3,510</text:p>
          </table:table-cell>
          <table:table-cell office:value-type="float" office:value="1896" table:style-name="ce11">
            <text:p>1,896</text:p>
          </table:table-cell>
          <table:table-cell office:value-type="float" office:value="1614" table:style-name="ce10">
            <text:p>1,6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9" table:style-name="ce52">
            <text:p>1,159</text:p>
          </table:table-cell>
          <table:table-cell office:value-type="float" office:value="3705" table:style-name="ce11">
            <text:p>3,705</text:p>
          </table:table-cell>
          <table:table-cell office:value-type="float" office:value="1868" table:style-name="ce11">
            <text:p>1,868</text:p>
          </table:table-cell>
          <table:table-cell office:value-type="float" office:value="1837" table:style-name="ce10">
            <text:p>1,83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02" table:style-name="ce53">
            <text:p>1,902</text:p>
          </table:table-cell>
          <table:table-cell office:value-type="float" office:value="5143" table:style-name="ce18">
            <text:p>5,143</text:p>
          </table:table-cell>
          <table:table-cell office:value-type="float" office:value="2595" table:style-name="ce18">
            <text:p>2,595</text:p>
          </table:table-cell>
          <table:table-cell office:value-type="float" office:value="2548" table:style-name="ce17">
            <text:p>2,548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776" table:style-name="ce71">
            <text:p>126,776</text:p>
          </table:table-cell>
          <table:table-cell office:value-type="float" office:value="325582" table:style-name="ce79">
            <text:p>325,582</text:p>
          </table:table-cell>
          <table:table-cell office:value-type="float" office:value="164668" table:style-name="ce79">
            <text:p>164,668</text:p>
          </table:table-cell>
          <table:table-cell office:value-type="float" office:value="160914" table:style-name="ce73">
            <text:p>160,9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19" table:style-name="ce52">
            <text:p>41,619</text:p>
          </table:table-cell>
          <table:table-cell office:value-type="float" office:value="103052" table:style-name="ce11">
            <text:p>103,052</text:p>
          </table:table-cell>
          <table:table-cell office:value-type="float" office:value="49530" table:style-name="ce11">
            <text:p>49,530</text:p>
          </table:table-cell>
          <table:table-cell office:value-type="float" office:value="53522" table:style-name="ce10">
            <text:p>53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7" table:style-name="ce52">
            <text:p>4,397</text:p>
          </table:table-cell>
          <table:table-cell office:value-type="float" office:value="10827" table:style-name="ce11">
            <text:p>10,827</text:p>
          </table:table-cell>
          <table:table-cell office:value-type="float" office:value="5626" table:style-name="ce11">
            <text:p>5,626</text:p>
          </table:table-cell>
          <table:table-cell office:value-type="float" office:value="5201" table:style-name="ce10">
            <text:p>5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87" table:style-name="ce52">
            <text:p>8,887</text:p>
          </table:table-cell>
          <table:table-cell office:value-type="float" office:value="23556" table:style-name="ce11">
            <text:p>23,556</text:p>
          </table:table-cell>
          <table:table-cell office:value-type="float" office:value="12479" table:style-name="ce11">
            <text:p>12,479</text:p>
          </table:table-cell>
          <table:table-cell office:value-type="float" office:value="11077" table:style-name="ce10">
            <text:p>11,0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30" table:style-name="ce52">
            <text:p>7,830</text:p>
          </table:table-cell>
          <table:table-cell office:value-type="float" office:value="20109" table:style-name="ce11">
            <text:p>20,109</text:p>
          </table:table-cell>
          <table:table-cell office:value-type="float" office:value="10243" table:style-name="ce11">
            <text:p>10,243</text:p>
          </table:table-cell>
          <table:table-cell office:value-type="float" office:value="9866" table:style-name="ce10">
            <text:p>9,8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517" table:style-name="ce52">
            <text:p>32,517</text:p>
          </table:table-cell>
          <table:table-cell office:value-type="float" office:value="83610" table:style-name="ce11">
            <text:p>83,610</text:p>
          </table:table-cell>
          <table:table-cell office:value-type="float" office:value="41887" table:style-name="ce11">
            <text:p>41,887</text:p>
          </table:table-cell>
          <table:table-cell office:value-type="float" office:value="41723" table:style-name="ce10">
            <text:p>41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14" table:style-name="ce52">
            <text:p>7,314</text:p>
          </table:table-cell>
          <table:table-cell office:value-type="float" office:value="17741" table:style-name="ce11">
            <text:p>17,741</text:p>
          </table:table-cell>
          <table:table-cell office:value-type="float" office:value="9403" table:style-name="ce11">
            <text:p>9,403</text:p>
          </table:table-cell>
          <table:table-cell office:value-type="float" office:value="8338" table:style-name="ce10">
            <text:p>8,3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7" table:style-name="ce52">
            <text:p>5,007</text:p>
          </table:table-cell>
          <table:table-cell office:value-type="float" office:value="12519" table:style-name="ce11">
            <text:p>12,519</text:p>
          </table:table-cell>
          <table:table-cell office:value-type="float" office:value="6647" table:style-name="ce11">
            <text:p>6,647</text:p>
          </table:table-cell>
          <table:table-cell office:value-type="float" office:value="5872" table:style-name="ce10">
            <text:p>5,8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06" table:style-name="ce52">
            <text:p>1,706</text:p>
          </table:table-cell>
          <table:table-cell office:value-type="float" office:value="4429" table:style-name="ce11">
            <text:p>4,429</text:p>
          </table:table-cell>
          <table:table-cell office:value-type="float" office:value="2481" table:style-name="ce11">
            <text:p>2,481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48" table:style-name="ce52">
            <text:p>4,748</text:p>
          </table:table-cell>
          <table:table-cell office:value-type="float" office:value="11354" table:style-name="ce11">
            <text:p>11,354</text:p>
          </table:table-cell>
          <table:table-cell office:value-type="float" office:value="6086" table:style-name="ce11">
            <text:p>6,086</text:p>
          </table:table-cell>
          <table:table-cell office:value-type="float" office:value="5268" table:style-name="ce10">
            <text:p>5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49" table:style-name="ce52">
            <text:p>4,049</text:p>
          </table:table-cell>
          <table:table-cell office:value-type="float" office:value="10085" table:style-name="ce11">
            <text:p>10,085</text:p>
          </table:table-cell>
          <table:table-cell office:value-type="float" office:value="5482" table:style-name="ce11">
            <text:p>5,482</text:p>
          </table:table-cell>
          <table:table-cell office:value-type="float" office:value="4603" table:style-name="ce10">
            <text:p>4,6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88" table:style-name="ce52">
            <text:p>4,888</text:p>
          </table:table-cell>
          <table:table-cell office:value-type="float" office:value="15940" table:style-name="ce11">
            <text:p>15,940</text:p>
          </table:table-cell>
          <table:table-cell office:value-type="float" office:value="8179" table:style-name="ce11">
            <text:p>8,179</text:p>
          </table:table-cell>
          <table:table-cell office:value-type="float" office:value="7761" table:style-name="ce10">
            <text:p>7,7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1" table:style-name="ce52">
            <text:p>2,121</text:p>
          </table:table-cell>
          <table:table-cell office:value-type="float" office:value="6305" table:style-name="ce11">
            <text:p>6,305</text:p>
          </table:table-cell>
          <table:table-cell office:value-type="float" office:value="3321" table:style-name="ce11">
            <text:p>3,321</text:p>
          </table:table-cell>
          <table:table-cell office:value-type="float" office:value="2984" table:style-name="ce10">
            <text:p>2,98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693" table:style-name="ce53">
            <text:p>1,693</text:p>
          </table:table-cell>
          <table:table-cell office:value-type="float" office:value="6055" table:style-name="ce18">
            <text:p>6,055</text:p>
          </table:table-cell>
          <table:table-cell office:value-type="float" office:value="3304" table:style-name="ce18">
            <text:p>3,304</text:p>
          </table:table-cell>
          <table:table-cell office:value-type="float" office:value="2751" table:style-name="ce17">
            <text:p>2,751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524" table:style-name="ce71">
            <text:p>41,524</text:p>
          </table:table-cell>
          <table:table-cell office:value-type="float" office:value="105070" table:style-name="ce79">
            <text:p>105,070</text:p>
          </table:table-cell>
          <table:table-cell office:value-type="float" office:value="54154" table:style-name="ce79">
            <text:p>54,154</text:p>
          </table:table-cell>
          <table:table-cell office:value-type="float" office:value="50916" table:style-name="ce73">
            <text:p>50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51" table:style-name="ce52">
            <text:p>25,451</text:p>
          </table:table-cell>
          <table:table-cell office:value-type="float" office:value="62857" table:style-name="ce11">
            <text:p>62,857</text:p>
          </table:table-cell>
          <table:table-cell office:value-type="float" office:value="31965" table:style-name="ce11">
            <text:p>31,965</text:p>
          </table:table-cell>
          <table:table-cell office:value-type="float" office:value="30892" table:style-name="ce10">
            <text:p>30,8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55" table:style-name="ce52">
            <text:p>6,055</text:p>
          </table:table-cell>
          <table:table-cell office:value-type="float" office:value="15016" table:style-name="ce11">
            <text:p>15,016</text:p>
          </table:table-cell>
          <table:table-cell office:value-type="float" office:value="7976" table:style-name="ce11">
            <text:p>7,976</text:p>
          </table:table-cell>
          <table:table-cell office:value-type="float" office:value="7040" table:style-name="ce10">
            <text:p>7,0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04" table:style-name="ce52">
            <text:p>3,504</text:p>
          </table:table-cell>
          <table:table-cell office:value-type="float" office:value="9836" table:style-name="ce11">
            <text:p>9,836</text:p>
          </table:table-cell>
          <table:table-cell office:value-type="float" office:value="5113" table:style-name="ce11">
            <text:p>5,113</text:p>
          </table:table-cell>
          <table:table-cell office:value-type="float" office:value="4723" table:style-name="ce10">
            <text:p>4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51" table:style-name="ce52">
            <text:p>3,051</text:p>
          </table:table-cell>
          <table:table-cell office:value-type="float" office:value="8291" table:style-name="ce11">
            <text:p>8,291</text:p>
          </table:table-cell>
          <table:table-cell office:value-type="float" office:value="4282" table:style-name="ce11">
            <text:p>4,282</text:p>
          </table:table-cell>
          <table:table-cell office:value-type="float" office:value="4009" table:style-name="ce10">
            <text:p>4,0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64" table:style-name="ce52">
            <text:p>2,064</text:p>
          </table:table-cell>
          <table:table-cell office:value-type="float" office:value="5252" table:style-name="ce11">
            <text:p>5,252</text:p>
          </table:table-cell>
          <table:table-cell office:value-type="float" office:value="2854" table:style-name="ce11">
            <text:p>2,854</text:p>
          </table:table-cell>
          <table:table-cell office:value-type="float" office:value="2398" table:style-name="ce10">
            <text:p>2,39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9" table:style-name="ce53">
            <text:p>1,399</text:p>
          </table:table-cell>
          <table:table-cell office:value-type="float" office:value="3818" table:style-name="ce18">
            <text:p>3,818</text:p>
          </table:table-cell>
          <table:table-cell office:value-type="float" office:value="1964" table:style-name="ce18">
            <text:p>1,964</text:p>
          </table:table-cell>
          <table:table-cell office:value-type="float" office:value="1854" table:style-name="ce17">
            <text:p>1,85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4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778" table:style-name="ce71">
            <text:p>154,778</text:p>
          </table:table-cell>
          <table:table-cell office:value-type="float" office:value="368850" table:style-name="ce79">
            <text:p>368,850</text:p>
          </table:table-cell>
          <table:table-cell office:value-type="float" office:value="184087" table:style-name="ce79">
            <text:p>184,087</text:p>
          </table:table-cell>
          <table:table-cell office:value-type="float" office:value="184763" table:style-name="ce73">
            <text:p>184,76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08" table:style-name="ce52">
            <text:p>22,808</text:p>
          </table:table-cell>
          <table:table-cell office:value-type="float" office:value="51377" table:style-name="ce11">
            <text:p>51,377</text:p>
          </table:table-cell>
          <table:table-cell office:value-type="float" office:value="26169" table:style-name="ce11">
            <text:p>26,169</text:p>
          </table:table-cell>
          <table:table-cell office:value-type="float" office:value="25208" table:style-name="ce10">
            <text:p>25,20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56" table:style-name="ce52">
            <text:p>21,756</text:p>
          </table:table-cell>
          <table:table-cell office:value-type="float" office:value="53726" table:style-name="ce11">
            <text:p>53,726</text:p>
          </table:table-cell>
          <table:table-cell office:value-type="float" office:value="26888" table:style-name="ce11">
            <text:p>26,888</text:p>
          </table:table-cell>
          <table:table-cell office:value-type="float" office:value="26838" table:style-name="ce10">
            <text:p>26,838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943" table:style-name="ce52">
            <text:p>15,943</text:p>
          </table:table-cell>
          <table:table-cell office:value-type="float" office:value="38622" table:style-name="ce11">
            <text:p>38,622</text:p>
          </table:table-cell>
          <table:table-cell office:value-type="float" office:value="19299" table:style-name="ce11">
            <text:p>19,299</text:p>
          </table:table-cell>
          <table:table-cell office:value-type="float" office:value="19323" table:style-name="ce10">
            <text:p>19,323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39" table:style-name="ce52">
            <text:p>19,039</text:p>
          </table:table-cell>
          <table:table-cell office:value-type="float" office:value="43227" table:style-name="ce11">
            <text:p>43,227</text:p>
          </table:table-cell>
          <table:table-cell office:value-type="float" office:value="21352" table:style-name="ce11">
            <text:p>21,352</text:p>
          </table:table-cell>
          <table:table-cell office:value-type="float" office:value="21875" table:style-name="ce10">
            <text:p>21,87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2" table:style-name="ce52">
            <text:p>19,222</text:p>
          </table:table-cell>
          <table:table-cell office:value-type="float" office:value="46716" table:style-name="ce11">
            <text:p>46,716</text:p>
          </table:table-cell>
          <table:table-cell office:value-type="float" office:value="23682" table:style-name="ce11">
            <text:p>23,682</text:p>
          </table:table-cell>
          <table:table-cell office:value-type="float" office:value="23034" table:style-name="ce10">
            <text:p>23,03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951" table:style-name="ce52">
            <text:p>33,951</text:p>
          </table:table-cell>
          <table:table-cell office:value-type="float" office:value="82362" table:style-name="ce11">
            <text:p>82,362</text:p>
          </table:table-cell>
          <table:table-cell office:value-type="float" office:value="40735" table:style-name="ce11">
            <text:p>40,735</text:p>
          </table:table-cell>
          <table:table-cell office:value-type="float" office:value="41627" table:style-name="ce10">
            <text:p>41,627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059" table:style-name="ce53">
            <text:p>22,059</text:p>
          </table:table-cell>
          <table:table-cell office:value-type="float" office:value="52820" table:style-name="ce18">
            <text:p>52,820</text:p>
          </table:table-cell>
          <table:table-cell office:value-type="float" office:value="25962" table:style-name="ce18">
            <text:p>25,962</text:p>
          </table:table-cell>
          <table:table-cell office:value-type="float" office:value="26858" table:style-name="ce17">
            <text:p>26,85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703" table:style-name="ce71">
            <text:p>168,703</text:p>
          </table:table-cell>
          <table:table-cell office:value-type="float" office:value="449593" table:style-name="ce79">
            <text:p>449,593</text:p>
          </table:table-cell>
          <table:table-cell office:value-type="float" office:value="221675" table:style-name="ce79">
            <text:p>221,675</text:p>
          </table:table-cell>
          <table:table-cell office:value-type="float" office:value="227918" table:style-name="ce73">
            <text:p>227,9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2184" table:style-name="ce52">
            <text:p>82,184</text:p>
          </table:table-cell>
          <table:table-cell office:value-type="float" office:value="218413" table:style-name="ce11">
            <text:p>218,413</text:p>
          </table:table-cell>
          <table:table-cell office:value-type="float" office:value="107367" table:style-name="ce11">
            <text:p>107,367</text:p>
          </table:table-cell>
          <table:table-cell office:value-type="float" office:value="111046" table:style-name="ce10">
            <text:p>111,0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317" table:style-name="ce52">
            <text:p>58,317</text:p>
          </table:table-cell>
          <table:table-cell office:value-type="float" office:value="152481" table:style-name="ce11">
            <text:p>152,481</text:p>
          </table:table-cell>
          <table:table-cell office:value-type="float" office:value="74374" table:style-name="ce11">
            <text:p>74,374</text:p>
          </table:table-cell>
          <table:table-cell office:value-type="float" office:value="78107" table:style-name="ce10">
            <text:p>78,10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202" table:style-name="ce53">
            <text:p>28,202</text:p>
          </table:table-cell>
          <table:table-cell office:value-type="float" office:value="78699" table:style-name="ce18">
            <text:p>78,699</text:p>
          </table:table-cell>
          <table:table-cell office:value-type="float" office:value="39934" table:style-name="ce18">
            <text:p>39,934</text:p>
          </table:table-cell>
          <table:table-cell office:value-type="float" office:value="38765" table:style-name="ce17">
            <text:p>38,76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745" table:style-name="ce71">
            <text:p>100,745</text:p>
          </table:table-cell>
          <table:table-cell office:value-type="float" office:value="267432" table:style-name="ce79">
            <text:p>267,432</text:p>
          </table:table-cell>
          <table:table-cell office:value-type="float" office:value="129547" table:style-name="ce79">
            <text:p>129,547</text:p>
          </table:table-cell>
          <table:table-cell office:value-type="float" office:value="137885" table:style-name="ce73">
            <text:p>137,8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36" table:style-name="ce52">
            <text:p>45,836</text:p>
          </table:table-cell>
          <table:table-cell office:value-type="float" office:value="120555" table:style-name="ce11">
            <text:p>120,555</text:p>
          </table:table-cell>
          <table:table-cell office:value-type="float" office:value="57817" table:style-name="ce11">
            <text:p>57,817</text:p>
          </table:table-cell>
          <table:table-cell office:value-type="float" office:value="62738" table:style-name="ce10">
            <text:p>62,73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909" table:style-name="ce53">
            <text:p>54,909</text:p>
          </table:table-cell>
          <table:table-cell office:value-type="float" office:value="146877" table:style-name="ce18">
            <text:p>146,877</text:p>
          </table:table-cell>
          <table:table-cell office:value-type="float" office:value="71730" table:style-name="ce18">
            <text:p>71,730</text:p>
          </table:table-cell>
          <table:table-cell office:value-type="float" office:value="75147" table:style-name="ce17">
            <text:p>75,14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322" table:style-name="ce71">
            <text:p>41,322</text:p>
          </table:table-cell>
          <table:table-cell office:value-type="float" office:value="139804" table:style-name="ce79">
            <text:p>139,804</text:p>
          </table:table-cell>
          <table:table-cell office:value-type="float" office:value="69786" table:style-name="ce79">
            <text:p>69,786</text:p>
          </table:table-cell>
          <table:table-cell office:value-type="float" office:value="70018" table:style-name="ce73">
            <text:p>70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94" table:style-name="ce52">
            <text:p>13,094</text:p>
          </table:table-cell>
          <table:table-cell office:value-type="float" office:value="43057" table:style-name="ce11">
            <text:p>43,057</text:p>
          </table:table-cell>
          <table:table-cell office:value-type="float" office:value="21473" table:style-name="ce11">
            <text:p>21,473</text:p>
          </table:table-cell>
          <table:table-cell office:value-type="float" office:value="21584" table:style-name="ce10">
            <text:p>21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74" table:style-name="ce52">
            <text:p>9,274</text:p>
          </table:table-cell>
          <table:table-cell office:value-type="float" office:value="30167" table:style-name="ce11">
            <text:p>30,167</text:p>
          </table:table-cell>
          <table:table-cell office:value-type="float" office:value="15123" table:style-name="ce11">
            <text:p>15,123</text:p>
          </table:table-cell>
          <table:table-cell office:value-type="float" office:value="15044" table:style-name="ce10">
            <text:p>15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29" table:style-name="ce52">
            <text:p>6,429</text:p>
          </table:table-cell>
          <table:table-cell office:value-type="float" office:value="20730" table:style-name="ce11">
            <text:p>20,730</text:p>
          </table:table-cell>
          <table:table-cell office:value-type="float" office:value="10232" table:style-name="ce11">
            <text:p>10,232</text:p>
          </table:table-cell>
          <table:table-cell office:value-type="float" office:value="10498" table:style-name="ce10">
            <text:p>10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95" table:style-name="ce52">
            <text:p>9,195</text:p>
          </table:table-cell>
          <table:table-cell office:value-type="float" office:value="32477" table:style-name="ce11">
            <text:p>32,477</text:p>
          </table:table-cell>
          <table:table-cell office:value-type="float" office:value="16321" table:style-name="ce11">
            <text:p>16,321</text:p>
          </table:table-cell>
          <table:table-cell office:value-type="float" office:value="16156" table:style-name="ce10">
            <text:p>16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95" table:style-name="ce52">
            <text:p>3,195</text:p>
          </table:table-cell>
          <table:table-cell office:value-type="float" office:value="12702" table:style-name="ce11">
            <text:p>12,702</text:p>
          </table:table-cell>
          <table:table-cell office:value-type="float" office:value="6292" table:style-name="ce11">
            <text:p>6,292</text:p>
          </table:table-cell>
          <table:table-cell office:value-type="float" office:value="6410" table:style-name="ce10">
            <text:p>6,41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1" table:style-name="ce18">
            <text:p>671</text:p>
          </table:table-cell>
          <table:table-cell office:value-type="float" office:value="345" table:style-name="ce18">
            <text:p>345</text:p>
          </table:table-cell>
          <table:table-cell office:value-type="float" office:value="326" table:style-name="ce17">
            <text:p>326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78" table:style-name="ce71">
            <text:p>3,278</text:p>
          </table:table-cell>
          <table:table-cell office:value-type="float" office:value="13045" table:style-name="ce79">
            <text:p>13,045</text:p>
          </table:table-cell>
          <table:table-cell office:value-type="float" office:value="7479" table:style-name="ce79">
            <text:p>7,479</text:p>
          </table:table-cell>
          <table:table-cell office:value-type="float" office:value="5566" table:style-name="ce73">
            <text:p>5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74" table:style-name="ce52">
            <text:p>1,874</text:p>
          </table:table-cell>
          <table:table-cell office:value-type="float" office:value="7583" table:style-name="ce11">
            <text:p>7,583</text:p>
          </table:table-cell>
          <table:table-cell office:value-type="float" office:value="4273" table:style-name="ce11">
            <text:p>4,273</text:p>
          </table:table-cell>
          <table:table-cell office:value-type="float" office:value="3310" table:style-name="ce10">
            <text:p>3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45" table:style-name="ce52">
            <text:p>745</text:p>
          </table:table-cell>
          <table:table-cell office:value-type="float" office:value="2589" table:style-name="ce11">
            <text:p>2,589</text:p>
          </table:table-cell>
          <table:table-cell office:value-type="float" office:value="1473" table:style-name="ce11">
            <text:p>1,473</text:p>
          </table:table-cell>
          <table:table-cell office:value-type="float" office:value="1116" table:style-name="ce10">
            <text:p>1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3" table:style-name="ce52">
            <text:p>313</text:p>
          </table:table-cell>
          <table:table-cell office:value-type="float" office:value="1532" table:style-name="ce11">
            <text:p>1,532</text:p>
          </table:table-cell>
          <table:table-cell office:value-type="float" office:value="938" table:style-name="ce11">
            <text:p>938</text:p>
          </table:table-cell>
          <table:table-cell office:value-type="float" office:value="594" table:style-name="ce10">
            <text:p>59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41" table:style-name="ce18">
            <text:p>1,341</text:p>
          </table:table-cell>
          <table:table-cell office:value-type="float" office:value="795" table:style-name="ce18">
            <text:p>795</text:p>
          </table:table-cell>
          <table:table-cell office:value-type="float" office:value="546" table:style-name="ce17">
            <text:p>546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user</meta:initial-creator>
    <dc:creator>周柏妤</dc:creator>
    <meta:creation-date>1998-03-06T04:37:15Z</meta:creation-date>
    <dc:date>2020-05-06T06:26:18Z</dc:date>
    <meta:print-date>2020-02-04T09:52:15Z</meta:print-date>
  </office:meta>
</office:document-meta>
</file>